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0F2F0000202146E4CB70.wmf"/>
  <manifest:file-entry manifest:media-type="" manifest:full-path="Pictures/2000002E00000D3B00004785A68BB401.wmf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nDoor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cc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solid" svg:stroke-width="0.026cm" svg:stroke-color="#000000" draw:stroke-linejoin="miter" draw:fill="solid" draw:fill-color="#ffffdd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111cm" fo:padding-bottom="0.111cm" fo:padding-left="0.222cm" fo:padding-right="0.222cm" fo:wrap-option="wrap" draw:shadow="hidden"/>
    </style:style>
    <style:style style:name="gr4" style:family="graphic">
      <style:graphic-properties draw:stroke="solid" svg:stroke-width="0.053cm" svg:stroke-color="#99ccff" draw:stroke-linejoin="miter" draw:fill="solid" draw:fill-color="#0066cc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color="#990000"/>
    </style:style>
    <style:style style:name="gr5" style:family="graphic">
      <style:graphic-properties style:protect="size"/>
    </style:style>
    <style:style style:name="gr6" style:family="graphic">
      <style:graphic-properties draw:visible-area-left="0cm" draw:visible-area-top="0cm" draw:visible-area-width="24.975cm" draw:visible-area-height="18.871cm" draw:ole-draw-aspect="1"/>
    </style:style>
    <style:style style:name="gr7" style:family="graphic">
      <style:graphic-properties draw:visible-area-left="0cm" draw:visible-area-top="0cm" draw:visible-area-width="32.767cm" draw:visible-area-height="27.733cm" draw:ole-draw-aspect="1"/>
    </style:style>
    <style:style style:name="gr8" style:family="graphic">
      <style:graphic-properties draw:visible-area-left="0cm" draw:visible-area-top="0cm" draw:visible-area-width="23.093cm" draw:visible-area-height="13.123cm" draw:ole-draw-aspect="1"/>
    </style:style>
    <style:style style:name="gr9" style:family="graphic">
      <style:graphic-properties draw:visible-area-left="0cm" draw:visible-area-top="0cm" draw:visible-area-width="22.318cm" draw:visible-area-height="10.537cm" draw:ole-draw-aspect="1"/>
    </style:style>
    <style:style style:name="gr10" style:family="graphic">
      <style:graphic-properties draw:visible-area-left="0cm" draw:visible-area-top="0cm" draw:visible-area-width="19.579cm" draw:visible-area-height="8.687cm" draw:ole-draw-aspect="1"/>
    </style:style>
    <style:style style:name="gr11" style:family="graphic">
      <style:graphic-properties draw:visible-area-left="0cm" draw:visible-area-top="0cm" draw:visible-area-width="17.771cm" draw:visible-area-height="11.756cm" draw:ole-draw-aspect="1"/>
    </style:style>
    <style:style style:name="gr12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Predeterminado-notes">
      <style:graphic-properties draw:fill-color="#ffffff" fo:min-height="12.411cm"/>
    </style:style>
    <style:style style:name="pr2" style:family="presentation" style:parent-style-name="Predeterminado-title">
      <style:graphic-properties draw:stroke="none" draw:fill="none" draw:fill-color="#ffffff" draw:textarea-horizontal-align="justify" draw:textarea-vertical-align="top" draw:auto-grow-height="true" draw:auto-grow-width="false" fo:min-height="2.944cm" fo:min-width="0cm" fo:padding-top="0.116cm" fo:padding-bottom="0.116cm" fo:padding-left="0.232cm" fo:padding-right="0.232cm" fo:wrap-option="wrap" draw:shadow="hidden"/>
    </style:style>
    <style:style style:name="pr3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045cm" fo:min-width="0cm" fo:padding-top="0.116cm" fo:padding-bottom="0.116cm" fo:padding-left="0.232cm" fo:padding-right="0.232cm" fo:wrap-option="wrap" draw:shadow="hidden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1.199cm" fo:min-width="0cm" fo:padding-top="0.116cm" fo:padding-bottom="0.116cm" fo:padding-left="0.232cm" fo:padding-right="0.232cm" fo:wrap-option="wrap" draw:shadow="hidden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3.315cm" fo:min-width="0cm" fo:padding-top="0.116cm" fo:padding-bottom="0.116cm" fo:padding-left="0.232cm" fo:padding-right="0.232cm" fo:wrap-option="wrap" draw:shadow="hidden"/>
    </style:style>
    <style:style style:name="pr6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4.374cm" fo:min-width="0cm" fo:padding-top="0.116cm" fo:padding-bottom="0.116cm" fo:padding-left="0.232cm" fo:padding-right="0.232cm" fo:wrap-option="wrap" draw:shadow="hidden"/>
    </style:style>
    <style:style style:name="pr7" style:family="presentation" style:parent-style-name="Predeterminado-title">
      <style:graphic-properties draw:stroke="none" draw:fill="none" draw:fill-color="#ffffff" draw:textarea-horizontal-align="justify" draw:textarea-vertical-align="top" draw:auto-grow-height="true" draw:auto-grow-width="false" fo:min-height="2.129cm" fo:min-width="0cm" fo:padding-top="0.116cm" fo:padding-bottom="0.116cm" fo:padding-left="0.232cm" fo:padding-right="0.232cm" fo:wrap-option="wrap" draw:shadow="hidden"/>
    </style:style>
    <style:style style:name="pr8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9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4.352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4.586cm" fo:min-width="0cm" fo:padding-top="0.116cm" fo:padding-bottom="0.116cm" fo:padding-left="0.232cm" fo:padding-right="0.232cm" fo:wrap-option="wrap" draw:shadow="hidden"/>
    </style:style>
    <style:style style:name="pr12" style:family="presentation" style:parent-style-name="Predeterminado-title">
      <style:graphic-properties draw:stroke="none" draw:fill="none" draw:fill-color="#ffffff" draw:textarea-horizontal-align="justify" draw:textarea-vertical-align="top" draw:auto-grow-height="true" draw:auto-grow-width="false" fo:min-height="2.49cm" fo:min-width="0cm" fo:padding-top="0.116cm" fo:padding-bottom="0.116cm" fo:padding-left="0.232cm" fo:padding-right="0.232cm" fo:wrap-option="wrap" draw:shadow="hidden"/>
    </style:style>
    <style:style style:name="pr13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5.009cm" fo:min-width="0cm" fo:padding-top="0.116cm" fo:padding-bottom="0.116cm" fo:padding-left="0.232cm" fo:padding-right="0.232cm" fo:wrap-option="wrap" draw:shadow="hidden"/>
    </style:style>
    <style:style style:name="pr14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4.776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margin-top="0.44cm" fo:margin-bottom="0cm" fo:line-height="100%" fo:text-indent="0cm"/>
    </style:style>
    <style:style style:name="P4" style:family="paragraph">
      <style:paragraph-properties fo:margin-left="0cm" fo:margin-right="0cm" fo:margin-top="0.573cm" fo:margin-bottom="0cm" fo:line-height="100%" fo:text-indent="0cm"/>
    </style:style>
    <style:style style:name="P5" style:family="paragraph">
      <style:paragraph-properties fo:margin-left="0cm" fo:margin-right="0cm" fo:margin-top="0.463cm" fo:margin-bottom="0cm" fo:line-height="100%" fo:text-indent="0cm"/>
    </style:style>
    <style:style style:name="P6" style:family="paragraph">
      <style:paragraph-properties fo:margin-left="0cm" fo:margin-right="0cm" fo:margin-top="0.551cm" fo:margin-bottom="0cm" fo:line-height="100%" fo:text-indent="0cm"/>
    </style:style>
    <style:style style:name="P7" style:family="paragraph">
      <style:paragraph-properties style:writing-mode="lr-tb"/>
      <style:text-properties fo:font-family="Impact" style:font-family-generic="roman" fo:font-size="66pt" fo:letter-spacing="0.001cm" fo:font-style="normal" fo:font-weight="normal" style:font-family-asian="Impact" style:font-family-generic-asian="roman" style:font-family-complex="Impact" style:font-family-generic-complex="roman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margin-top="0.246cm" fo:margin-bottom="0cm" fo:line-height="100%" fo:text-indent="0cm"/>
    </style:style>
    <style:style style:name="P10" style:family="paragraph">
      <style:paragraph-properties fo:margin-left="0cm" fo:margin-right="0cm" fo:margin-top="0.617cm" fo:margin-bottom="0cm" fo:line-height="100%" fo:text-indent="0cm"/>
    </style:style>
    <style:style style:name="P11" style:family="paragraph">
      <style:paragraph-properties fo:margin-left="0cm" fo:margin-right="0cm" fo:margin-top="0.529cm" fo:margin-bottom="0cm" fo:line-height="100%" fo:text-indent="0cm"/>
    </style:style>
    <style:style style:name="P12" style:family="paragraph">
      <style:paragraph-properties fo:margin-left="2.063cm" fo:margin-right="0cm" fo:margin-top="0.529cm" fo:margin-bottom="0cm" fo:line-height="10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3" style:family="paragraph">
      <style:paragraph-properties fo:margin-left="0cm" fo:margin-right="0cm" fo:margin-top="0.617cm" fo:margin-bottom="0cm" fo:line-height="70%" fo:text-indent="0cm"/>
    </style:style>
    <style:style style:name="P14" style:family="paragraph">
      <style:paragraph-properties fo:margin-left="2.063cm" fo:margin-right="0cm" fo:margin-top="0.211cm" fo:margin-bottom="0cm" fo:line-height="100%" fo:text-indent="-0.793cm"/>
    </style:style>
    <style:style style:name="P15" style:family="paragraph">
      <style:paragraph-properties fo:margin-left="0cm" fo:margin-right="0cm" fo:margin-top="0.246cm" fo:margin-bottom="0cm" fo:line-height="190%" fo:text-indent="0cm"/>
    </style:style>
    <style:style style:name="P16" style:family="paragraph">
      <style:paragraph-properties fo:margin-left="0.952cm" fo:margin-right="0cm" fo:margin-top="0.211cm" fo:margin-bottom="0cm" fo:line-height="90%" fo:text-indent="-0.952cm"/>
    </style:style>
    <style:style style:name="P17" style:family="paragraph">
      <style:paragraph-properties fo:margin-left="0cm" fo:margin-right="0cm" fo:margin-top="0.176cm" fo:margin-bottom="0cm" fo:line-height="90%" fo:text-indent="0cm"/>
    </style:style>
    <style:style style:name="P18" style:family="paragraph">
      <style:paragraph-properties fo:margin-left="2.592cm" fo:margin-right="0cm" fo:margin-top="0.158cm" fo:margin-bottom="0cm" fo:line-height="90%" fo:text-indent="-0.052cm"/>
    </style:style>
    <style:style style:name="P19" style:family="paragraph">
      <style:paragraph-properties fo:margin-left="0cm" fo:margin-right="0cm" fo:margin-top="0.176cm" fo:margin-bottom="0cm" fo:line-height="190%" fo:text-indent="0cm"/>
    </style:style>
    <style:style style:name="P20" style:family="paragraph">
      <style:paragraph-properties fo:margin-left="2.592cm" fo:margin-right="0cm" fo:margin-top="0.158cm" fo:margin-bottom="0cm" fo:line-height="80%" fo:text-indent="-0.052cm"/>
    </style:style>
    <style:style style:name="P21" style:family="paragraph">
      <style:paragraph-properties fo:margin-left="0.952cm" fo:margin-right="0cm" fo:margin-top="0.211cm" fo:margin-bottom="0cm" fo:line-height="100%" fo:text-indent="-0.952cm"/>
    </style:style>
    <style:style style:name="P22" style:family="paragraph">
      <style:paragraph-properties fo:margin-left="0cm" fo:margin-right="0cm" fo:margin-top="0.176cm" fo:margin-bottom="0cm" fo:line-height="100%" fo:text-indent="0cm"/>
    </style:style>
    <style:style style:name="P23" style:family="paragraph">
      <style:paragraph-properties fo:margin-left="2.645cm" fo:margin-right="0cm" fo:margin-top="0.158cm" fo:margin-bottom="0cm" fo:line-height="100%" fo:text-indent="-0.053cm"/>
    </style:style>
    <style:style style:name="P24" style:family="paragraph">
      <style:paragraph-properties fo:margin-left="0cm" fo:margin-right="0cm" fo:margin-top="0.158cm" fo:margin-bottom="0cm" fo:line-height="100%" fo:text-indent="0cm"/>
    </style:style>
    <style:style style:name="P25" style:family="paragraph">
      <style:paragraph-properties fo:margin-left="2.645cm" fo:margin-right="0cm" fo:margin-top="0.158cm" fo:margin-bottom="0cm" fo:line-height="80%" fo:text-indent="-0.053cm"/>
    </style:style>
    <style:style style:name="P26" style:family="paragraph">
      <style:paragraph-properties fo:margin-left="0cm" fo:margin-right="0cm" fo:margin-top="0.176cm" fo:margin-bottom="0cm" fo:line-height="120%" fo:text-indent="0cm"/>
    </style:style>
    <style:style style:name="P27" style:family="paragraph">
      <style:paragraph-properties fo:margin-left="0.952cm" fo:margin-right="0cm" fo:margin-top="0.246cm" fo:margin-bottom="0cm" fo:line-height="100%" fo:text-indent="-0.952cm"/>
    </style:style>
    <style:style style:name="P28" style:family="paragraph">
      <style:paragraph-properties fo:margin-left="0cm" fo:margin-right="0cm" fo:margin-top="0.246cm" fo:margin-bottom="0cm" fo:line-height="30%" fo:text-indent="0cm"/>
    </style:style>
    <style:style style:name="P29" style:family="paragraph">
      <style:paragraph-properties fo:margin-left="2.063cm" fo:margin-right="0cm" fo:margin-top="0.211cm" fo:margin-bottom="0cm" fo:line-height="80%" fo:text-indent="-0.793cm"/>
    </style:style>
    <style:style style:name="P30" style:family="paragraph">
      <style:paragraph-properties fo:margin-left="0cm" fo:margin-right="0cm" fo:margin-top="0.211cm" fo:margin-bottom="0cm" fo:line-height="100%" fo:text-indent="0cm"/>
    </style:style>
    <style:style style:name="P31" style:family="paragraph">
      <style:paragraph-properties fo:margin-left="0cm" fo:margin-right="0cm" fo:margin-top="0.246cm" fo:margin-bottom="0cm" fo:line-height="90%" fo:text-indent="0cm"/>
    </style:style>
    <style:style style:name="P32" style:family="paragraph">
      <style:paragraph-properties fo:margin-left="0cm" fo:margin-right="0cm" fo:margin-top="0.211cm" fo:margin-bottom="0cm" fo:line-height="90%" fo:text-indent="0cm"/>
    </style:style>
    <style:style style:name="P33" style:family="paragraph">
      <style:paragraph-properties fo:margin-left="2.063cm" fo:margin-right="0cm" fo:margin-top="0.246cm" fo:margin-bottom="0cm" fo:line-height="100%" fo:text-indent="-0.793cm"/>
    </style:style>
    <style:style style:name="P34" style:family="paragraph">
      <style:paragraph-properties fo:margin-left="0cm" fo:margin-right="0cm" fo:margin-top="0.246cm" fo:margin-bottom="0cm" style:line-height-at-least="2.169cm" fo:text-indent="0cm"/>
    </style:style>
    <style:style style:name="P35" style:family="paragraph">
      <style:paragraph-properties fo:margin-left="0cm" fo:margin-right="0cm" fo:margin-top="0.246cm" fo:margin-bottom="0cm" fo:line-height="170%" fo:text-indent="0cm"/>
    </style:style>
    <style:style style:name="P36" style:family="paragraph">
      <style:paragraph-properties fo:margin-left="0cm" fo:margin-right="0cm" fo:margin-top="0.246cm" fo:margin-bottom="0cm" fo:line-height="110%" fo:text-indent="0cm"/>
    </style:style>
    <style:style style:name="P37" style:family="paragraph">
      <style:paragraph-properties fo:margin-left="0cm" fo:margin-right="0cm" fo:margin-top="0.176cm" fo:margin-bottom="0cm" fo:line-height="140%" fo:text-indent="0cm"/>
    </style:style>
    <style:style style:name="P38" style:family="paragraph">
      <style:paragraph-properties fo:margin-left="4.445cm" fo:margin-right="0cm" fo:margin-top="0.158cm" fo:margin-bottom="0cm" fo:line-height="90%" fo:text-indent="-0.635cm"/>
    </style:style>
    <style:style style:name="P39" style:family="paragraph">
      <style:paragraph-properties fo:margin-left="4.445cm" fo:margin-right="0cm" fo:margin-top="0.158cm" fo:margin-bottom="0cm" fo:line-height="160%" fo:text-indent="-0.635cm"/>
    </style:style>
    <style:style style:name="P40" style:family="paragraph">
      <style:paragraph-properties fo:margin-left="0cm" fo:margin-right="0cm" fo:margin-top="0.246cm" fo:margin-bottom="0cm" fo:line-height="90%" fo:text-align="center" fo:text-indent="0cm"/>
    </style:style>
    <style:style style:name="P41" style:family="paragraph">
      <style:paragraph-properties fo:margin-left="2.063cm" fo:margin-right="0cm" fo:margin-top="0.211cm" fo:margin-bottom="0cm" fo:line-height="90%" fo:text-align="center" fo:text-indent="-0.793cm"/>
    </style:style>
    <style:style style:name="P42" style:family="paragraph">
      <style:paragraph-properties fo:margin-left="2.063cm" fo:margin-right="0cm" fo:margin-top="0.211cm" fo:margin-bottom="0cm" fo:line-height="70%" fo:text-align="center" fo:text-indent="-0.793cm"/>
    </style:style>
    <style:style style:name="P43" style:family="paragraph">
      <style:paragraph-properties fo:margin-left="0cm" fo:margin-right="0cm" fo:margin-top="0.211cm" fo:margin-bottom="0cm" fo:line-height="70%" fo:text-indent="0cm"/>
    </style:style>
    <style:style style:name="P44" style:family="paragraph">
      <style:paragraph-properties fo:margin-left="0cm" fo:margin-right="0cm" fo:margin-top="0.211cm" fo:margin-bottom="0cm" fo:line-height="80%" fo:text-indent="0cm"/>
    </style:style>
    <style:style style:name="P45" style:family="paragraph">
      <style:paragraph-properties fo:margin-left="0cm" fo:margin-right="0cm" fo:margin-top="0.246cm" fo:margin-bottom="0cm" fo:line-height="80%" fo:text-indent="0cm"/>
    </style:style>
    <style:style style:name="P46" style:family="paragraph">
      <style:paragraph-properties fo:margin-left="0cm" fo:margin-right="0cm" fo:margin-top="0.246cm" fo:margin-bottom="0cm" fo:line-height="150%" fo:text-indent="0cm"/>
    </style:style>
    <style:style style:name="P47" style:family="paragraph">
      <style:paragraph-properties fo:margin-left="0cm" fo:margin-right="0cm" fo:margin-top="0.246cm" fo:margin-bottom="0cm" fo:line-height="60%" fo:text-indent="0cm"/>
    </style:style>
    <style:style style:name="P48" style:family="paragraph">
      <style:paragraph-properties fo:margin-left="0cm" fo:margin-right="0cm" fo:margin-top="0.229cm" fo:margin-bottom="0cm" fo:line-height="100%" fo:text-indent="0cm"/>
    </style:style>
    <style:style style:name="P49" style:family="paragraph">
      <style:paragraph-properties fo:margin-left="0cm" fo:margin-right="0cm" fo:margin-top="0.194cm" fo:margin-bottom="0cm" fo:line-height="100%" fo:text-indent="0cm"/>
    </style:style>
    <style:style style:name="T1" style:family="text">
      <style:text-properties fo:color="#0000cc" fo:font-family="Arial" style:font-pitch="variable" fo:font-size="20pt" fo:language="es" fo:country="E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color="#ff9966" fo:font-family="Arial" style:font-pitch="variable" fo:font-size="26pt" fo:language="es" fo:country="ES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family="Arial" style:font-pitch="variable" fo:font-size="21pt" fo:language="es" fo:country="ES" fo:font-weight="bold" style:font-size-asian="21pt" style:font-weight-asian="bold" style:font-size-complex="21pt" style:font-weight-complex="bold"/>
    </style:style>
    <style:style style:name="T4" style:family="text">
      <style:text-properties fo:color="#000066" fo:font-family="Arial" style:font-pitch="variable" fo:font-size="25pt" fo:language="es" fo:country="ES" fo:font-weight="bold" style:font-size-asian="25pt" style:font-weight-asian="bold" style:font-size-complex="25pt" style:font-weight-complex="bold"/>
    </style:style>
    <style:style style:name="T5" style:family="text">
      <style:text-properties fo:color="#990000" fo:font-family="Univers" style:font-family-generic="swiss" style:font-pitch="variable" fo:font-size="40pt" fo:language="es" fo:country="ES" fo:font-weight="bold" style:font-size-asian="40pt" style:font-weight-asian="bold" style:font-size-complex="40pt" style:font-weight-complex="bold"/>
    </style:style>
    <style:style style:name="T6" style:family="text">
      <style:text-properties fo:color="#ff0000" fo:font-family="Univers" style:font-family-generic="swiss" style:font-pitch="variable" fo:font-size="28pt" fo:language="es" fo:country="ES" style:font-size-asian="28pt" style:font-size-complex="28pt"/>
    </style:style>
    <style:style style:name="T7" style:family="text">
      <style:text-properties fo:font-family="Univers" style:font-family-generic="swiss" style:font-pitch="variable" fo:font-size="24pt" fo:language="es" fo:country="ES" style:font-size-asian="24pt" style:font-size-complex="24pt"/>
    </style:style>
    <style:style style:name="T8" style:family="text">
      <style:text-properties fo:font-family="Univers" style:font-family-generic="swiss" style:font-pitch="variable" fo:font-size="24pt" fo:language="es" fo:country="ES" fo:font-style="italic" style:font-size-asian="24pt" style:font-style-asian="italic" style:font-size-complex="24pt" style:font-style-complex="italic"/>
    </style:style>
    <style:style style:name="T9" style:family="text">
      <style:text-properties fo:color="#990000" fo:font-family="Univers" style:font-family-generic="swiss" style:font-pitch="variable" fo:font-size="38pt" fo:language="es" fo:country="ES" fo:font-weight="bold" style:font-size-asian="38pt" style:font-weight-asian="bold" style:font-size-complex="38pt" style:font-weight-complex="bold"/>
    </style:style>
    <style:style style:name="T10" style:family="text">
      <style:text-properties fo:color="#ff0000" fo:font-family="Univers" style:font-family-generic="swiss" style:font-pitch="variable" fo:font-size="24pt" fo:language="es" fo:country="E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fo:color="#ff0000" fo:font-family="Univers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12" style:family="text">
      <style:text-properties fo:color="#000000" fo:font-family="Univers" style:font-family-generic="swiss" style:font-pitch="variable" fo:font-size="18pt" fo:language="es" fo:country="ES" style:font-size-asian="18pt" style:font-size-complex="18pt"/>
    </style:style>
    <style:style style:name="T13" style:family="text">
      <style:text-properties fo:color="#000000" fo:font-family="Univers" style:font-family-generic="swiss" style:font-pitch="variable" fo:font-size="20pt" fo:language="es" fo:country="ES" style:font-size-asian="20pt" style:font-size-complex="20pt"/>
    </style:style>
    <style:style style:name="T14" style:family="text">
      <style:text-properties fo:color="#000000" fo:font-family="Univers" style:font-family-generic="swiss" style:font-pitch="variable" fo:font-size="18pt" fo:language="es" fo:country="ES" fo:font-weight="bold" style:font-size-asian="18pt" style:font-weight-asian="bold" style:font-size-complex="18pt" style:font-weight-complex="bold"/>
    </style:style>
    <style:style style:name="T15" style:family="text">
      <style:text-properties fo:color="#ff0000" fo:font-family="Univers" style:font-family-generic="swiss" style:font-pitch="variable" fo:font-size="28pt" fo:language="es" fo:country="ES" fo:font-weight="bold" style:font-size-asian="28pt" style:font-weight-asian="bold" style:font-size-complex="28pt" style:font-weight-complex="bold"/>
    </style:style>
    <style:style style:name="T16" style:family="text">
      <style:text-properties fo:color="#ff0000" fo:font-family="Univers" style:font-family-generic="swiss" style:font-pitch="variable" fo:language="es" fo:country="ES"/>
    </style:style>
    <style:style style:name="T17" style:family="text">
      <style:text-properties fo:font-family="Univers" style:font-family-generic="swiss" style:font-pitch="variable" fo:language="es" fo:country="ES"/>
    </style:style>
    <style:style style:name="T18" style:family="text">
      <style:text-properties fo:color="#ff0000" fo:font-family="Univers" style:font-family-generic="swiss" style:font-pitch="variable" fo:font-size="20pt" fo:language="es" fo:country="ES" style:text-underline-style="solid" style:text-underline-width="auto" style:text-underline-color="font-color" style:font-size-asian="20pt" style:font-size-complex="20pt"/>
    </style:style>
    <style:style style:name="T19" style:family="text">
      <style:text-properties fo:color="#ff0000" fo:font-family="Univers" style:font-family-generic="swiss" style:font-pitch="variable" fo:font-size="20pt" fo:language="es" fo:country="ES" style:font-size-asian="20pt" style:font-size-complex="20pt"/>
    </style:style>
    <style:style style:name="T20" style:family="text">
      <style:text-properties fo:color="#ff0000" fo:font-family="Univers" style:font-family-generic="swiss" style:font-pitch="variable" fo:font-size="28pt" fo:language="es" fo:country="ES" style:text-underline-style="solid" style:text-underline-width="auto" style:text-underline-color="font-color" style:font-size-asian="28pt" style:font-size-complex="28pt"/>
    </style:style>
    <style:style style:name="T21" style:family="text">
      <style:text-properties fo:color="#ff0000" fo:font-family="Univers" style:font-family-generic="swiss" style:font-pitch="variable" fo:font-size="24pt" fo:language="es" fo:country="ES" style:font-size-asian="24pt" style:font-size-complex="24pt"/>
    </style:style>
    <style:style style:name="T22" style:family="text">
      <style:text-properties fo:color="#000000" fo:font-family="Univers" style:font-family-generic="swiss" style:font-pitch="variable" fo:font-size="20pt" fo:language="es" fo:country="ES" fo:font-style="italic" style:font-size-asian="20pt" style:font-style-asian="italic" style:font-size-complex="20pt" style:font-style-complex="italic"/>
    </style:style>
    <style:style style:name="T23" style:family="text">
      <style:text-properties fo:font-family="Univers" style:font-family-generic="swiss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24" style:family="text">
      <style:text-properties fo:color="#ff0000" fo:font-family="Univers" style:font-family-generic="swiss" style:font-pitch="variable" fo:font-size="26pt" fo:language="es" fo:country="ES" fo:font-weight="bold" style:font-size-asian="26pt" style:font-weight-asian="bold" style:font-size-complex="26pt" style:font-weight-complex="bold"/>
    </style:style>
    <style:style style:name="T25" style:family="text">
      <style:text-properties fo:font-family="Univers" style:font-family-generic="swiss" style:font-pitch="variable" fo:font-size="22pt" fo:language="es" fo:country="ES" style:font-size-asian="22pt" style:font-size-complex="2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99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Univers" style:font-family-generic="swiss" style:font-pitch="variable" fo:color="#99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Univers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Univer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 ">
        <style:list-level-properties text:space-before="1.27cm" text:min-label-width="0.793cm"/>
        <style:text-properties fo:font-family="Univer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">
        <style:list-level-properties text:min-label-width="0.952cm"/>
        <style:text-properties fo:font-family="Symbol" style:font-family-generic="roman" style:font-pitch="variable" style:font-charset="x-symbol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Univers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052cm"/>
        <style:text-properties fo:font-family="Univers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Univer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92cm" text:min-label-width="0.053cm"/>
        <style:text-properties fo:font-family="Univers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">
        <style:list-level-properties text:space-before="1.27cm" text:min-label-width="0.793cm"/>
        <style:text-properties fo:font-family="Symbol" style:font-family-generic="roman" style:font-pitch="variable" style:font-charset="x-symbol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">
        <style:list-level-properties text:space-before="1.27cm" text:min-label-width="0.793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fo:font-family="Univers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Univers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Univers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Univers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use-date-time-name="dtd1" draw:id="id1">
        <draw:custom-shape draw:name="Rectangle 2"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Picture 3" draw:style-name="gr2" draw:text-style-name="P2" draw:id="id2" draw:layer="layout" svg:width="5.208cm" svg:height="13.123cm" svg:x="0.635cm" svg:y="0.847cm">
          <draw:image xlink:href="Pictures/2000000900000F2F0000202146E4CB70.wmf" xlink:type="simple" xlink:show="embed" xlink:actuate="onLoad">
            <text:p/>
          </draw:image>
        </draw:frame>
        <draw:custom-shape draw:name="Text Box 4" draw:style-name="gr3" draw:text-style-name="P1" draw:layer="layout" svg:width="15.42cm" svg:height="1.07cm" svg:x="7.197cm" svg:y="11.007cm">
          <text:p text:id="id4" text:style-name="P3"><text:span text:style-name="T1">Madrid, 28 de enero de 2009</text:span></text:p>
          <draw:enhanced-geometry svg:viewBox="0 0 21600 21600" draw:type="mso-spt202" draw:enhanced-path="M 0 0 L 21600 0 21600 21600 0 21600 0 0 Z N"/>
        </draw:custom-shape>
        <draw:custom-shape draw:name="Text Box 5" draw:style-name="gr3" draw:text-style-name="P1" draw:id="id6" draw:layer="layout" svg:width="22.648cm" svg:height="2.886cm" svg:x="2.117cm" svg:y="15.028cm">
          <text:p text:style-name="P4"><text:span text:style-name="T2">Director <text:s/>General de Productos Estadísticos</text:span></text:p>
          <text:p text:style-name="P5"><text:span text:style-name="T2">Instituto Nacional de Estadística</text:span><text:span text:style-name="T3"> </text:span></text:p>
          <draw:enhanced-geometry svg:viewBox="0 0 21600 21600" draw:type="mso-spt202" draw:enhanced-path="M 0 0 L 21600 0 21600 21600 0 21600 0 0 Z N"/>
        </draw:custom-shape>
        <draw:custom-shape draw:name="Text Box 6" draw:style-name="gr3" draw:text-style-name="P1" draw:id="id5" draw:layer="layout" svg:width="13.243cm" svg:height="1.281cm" svg:x="7.408cm" svg:y="13.123cm">
          <text:p text:style-name="P6"><text:span text:style-name="T4">Mariano Gómez del Moral</text:span></text:p>
          <draw:enhanced-geometry svg:viewBox="0 0 21600 21600" draw:type="mso-spt202" draw:enhanced-path="M 0 0 L 21600 0 21600 21600 0 21600 0 0 Z N"/>
        </draw:custom-shape>
        <draw:custom-shape draw:name="WordArt 7" draw:style-name="gr4" draw:text-style-name="P7" draw:id="id3" draw:layer="layout" svg:width="16.087cm" svg:height="5.715cm" svg:x="6.35cm" svg:y="2.963cm">
          <text:list text:style-name="L4">
            <text:list-header>
              <text:p text:style-name="P7">El SEC-95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smil:dur="indefinite" smil:restart="never" presentation:node-type="timing-root">
          <anim:par smil:begin="id1.begin">
            <anim:transitionFilter smil:dur="1s" smil:type="barnDoorWipe" smil:subtype="horizontal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stretchy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-width/2;x" smil:keyTimes="0;1"/>
                  <anim:animate smil:dur="0.5s" smil:fill="hold" smil:targetElement="id2" smil:attributeName="y" smil:values="y;y" smil:keyTimes="0;1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checkerboard" presentation:preset-sub-type="across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checkerBoardWipe" smil:subtype="across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diagonal-squares" presentation:preset-sub-type="right-to-bottom">
                  <anim:set smil:begin="0s" smil:dur="0.001s" smil:fill="hold" smil:targetElement="id6" smil:attributeName="visibility" smil:to="visible"/>
                  <anim:transitionFilter smil:dur="0.5s" smil:targetElement="id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2" draw:style-name="dp3" draw:master-page-name="Predeterminado" presentation:use-date-time-name="dtd1">
        <draw:frame presentation:style-name="pr2" draw:text-style-name="P1" draw:id="id7" draw:layer="layout" svg:width="21.59cm" svg:height="3.619cm" svg:x="1.905cm" svg:y="0.846cm" presentation:class="title" presentation:user-transformed="true">
          <draw:text-box>
            <text:p text:style-name="P8"><text:span text:style-name="T5">Definición de los Sistemas de Cuentas</text:span></text:p>
          </draw:text-box>
        </draw:frame>
        <draw:frame presentation:style-name="pr3" draw:text-style-name="P1" draw:layer="layout" svg:width="21.462cm" svg:height="12.277cm" svg:x="1.905cm" svg:y="5.292cm" presentation:class="outline" presentation:user-transformed="true">
          <draw:text-box>
            <text:list text:style-name="L6">
              <text:list-item>
                <text:p text:id="id8" text:style-name="P9"><text:span text:style-name="T6">Marcos contables</text:span></text:p>
              </text:list-item>
              <text:list-item>
                <text:p text:id="id9" text:style-name="P10"><text:span text:style-name="T6">Representación cuantificada, completa, sistemática, sencilla, y detallada de:</text:span></text:p>
              </text:list-item>
            </text:list>
            <text:list text:style-name="L7">
              <text:list-item>
                <text:list>
                  <text:list-item>
                    <text:p text:id="id10" text:style-name="P11"><text:span text:style-name="T7">Una economía</text:span></text:p>
                  </text:list-item>
                  <text:list-item>
                    <text:p text:id="id11" text:style-name="P11"><text:span text:style-name="T7">Sus componentes</text:span></text:p>
                  </text:list-item>
                  <text:list-item>
                    <text:p text:id="id12" text:style-name="P11"><text:span text:style-name="T7">Sus relaciones con otras economías</text:span></text:p>
                  </text:list-item>
                </text:list>
              </text:list-item>
            </text:list>
            <text:list text:style-name="L6">
              <text:list-item>
                <text:p text:id="id13" text:style-name="P10"><text:span text:style-name="T6">Referencia temporal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0-width/2;x" smil:keyTimes="0;1" smil:additive="base"/>
                  <anim:animate smil:dur="0.5s" smil:fill="hold" smil:targetElement="id8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0-width/2;x" smil:keyTimes="0;1" smil:additive="base"/>
                  <anim:animate smil:dur="0.5s" smil:fill="hold" smil:targetElement="id9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0-width/2;x" smil:keyTimes="0;1" smil:additive="base"/>
                  <anim:animate smil:dur="0.5s" smil:fill="hold" smil:targetElement="id10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0-width/2;x" smil:keyTimes="0;1" smil:additive="base"/>
                  <anim:animate smil:dur="0.5s" smil:fill="hold" smil:targetElement="id11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0-width/2;x" smil:keyTimes="0;1" smil:additive="base"/>
                  <anim:animate smil:dur="0.5s" smil:fill="hold" smil:targetElement="id12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0-width/2;x" smil:keyTimes="0;1" smil:additive="base"/>
                  <anim:animate smil:dur="0.5s" smil:fill="hold" smil:targetElement="id13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2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3" draw:style-name="dp3" draw:master-page-name="Predeterminado" presentation:use-date-time-name="dtd1">
        <draw:frame presentation:style-name="pr2" draw:text-style-name="P1" draw:id="id14" draw:layer="layout" svg:width="21.59cm" svg:height="3.176cm" svg:x="1.905cm" svg:y="1.692cm" presentation:class="title" presentation:user-transformed="true">
          <draw:text-box>
            <text:p text:style-name="P8"><text:span text:style-name="T5">Objetivos</text:span></text:p>
          </draw:text-box>
        </draw:frame>
        <draw:frame presentation:style-name="pr4" draw:text-style-name="P1" draw:layer="layout" svg:width="21.59cm" svg:height="11.431cm" svg:x="1.905cm" svg:y="5.503cm" presentation:class="outline" presentation:user-transformed="true">
          <draw:text-box>
            <text:list text:style-name="L6">
              <text:list-item>
                <text:p text:id="id15" text:style-name="P10"><text:span text:style-name="T6">Responder a la pregunta:</text:span></text:p>
              </text:list-item>
            </text:list>
            <text:list text:style-name="L8">
              <text:list-item>
                <text:list>
                  <text:list-item>
                    <text:p text:id="id16" text:style-name="P11"><text:span text:style-name="T7">¿Quién hace qué,</text:span></text:p>
                  </text:list-item>
                  <text:list-item>
                    <text:p text:id="id17" text:style-name="P11"><text:span text:style-name="T7">Con qué medios,</text:span></text:p>
                  </text:list-item>
                  <text:list-item>
                    <text:p text:id="id18" text:style-name="P11"><text:span text:style-name="T7">Con qué finalidad,</text:span></text:p>
                  </text:list-item>
                  <text:list-item>
                    <text:p text:id="id19" text:style-name="P11"><text:span text:style-name="T7">Con quién,</text:span></text:p>
                  </text:list-item>
                  <text:list-item>
                    <text:p text:id="id20" text:style-name="P11"><text:span text:style-name="T7">A cambio de qué,</text:span></text:p>
                  </text:list-item>
                  <text:list-item>
                    <text:p text:id="id21" text:style-name="P11"><text:span text:style-name="T7">Con qué variación de stocks?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0-width/2;x" smil:keyTimes="0;1" smil:additive="base"/>
                  <anim:animate smil:dur="0.5s" smil:fill="hold" smil:targetElement="id15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0-width/2;x" smil:keyTimes="0;1" smil:additive="base"/>
                  <anim:animate smil:dur="0.5s" smil:fill="hold" smil:targetElement="id1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0-width/2;x" smil:keyTimes="0;1" smil:additive="base"/>
                  <anim:animate smil:dur="0.5s" smil:fill="hold" smil:targetElement="id17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0-width/2;x" smil:keyTimes="0;1" smil:additive="base"/>
                  <anim:animate smil:dur="0.5s" smil:fill="hold" smil:targetElement="id18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0-width/2;x" smil:keyTimes="0;1" smil:additive="base"/>
                  <anim:animate smil:dur="0.5s" smil:fill="hold" smil:targetElement="id19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0-width/2;x" smil:keyTimes="0;1" smil:additive="base"/>
                  <anim:animate smil:dur="0.5s" smil:fill="hold" smil:targetElement="id20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0-width/2;x" smil:keyTimes="0;1" smil:additive="base"/>
                  <anim:animate smil:dur="0.5s" smil:fill="hold" smil:targetElement="id21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3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4" draw:style-name="dp3" draw:master-page-name="Predeterminado" presentation:use-date-time-name="dtd1">
        <draw:frame presentation:style-name="pr2" draw:text-style-name="P1" draw:id="id22" draw:layer="layout" svg:width="21.59cm" svg:height="3.619cm" svg:x="1.905cm" svg:y="0.846cm" presentation:class="title" presentation:user-transformed="true">
          <draw:text-box>
            <text:p text:style-name="P8"><text:span text:style-name="T5">Estructura y principios elementales del Sistema</text:span></text:p>
          </draw:text-box>
        </draw:frame>
        <draw:frame presentation:style-name="pr5" draw:text-style-name="P1" draw:layer="layout" svg:width="22.013cm" svg:height="13.547cm" svg:x="2.116cm" svg:y="4.657cm" presentation:class="outline" presentation:user-transformed="true">
          <draw:text-box>
            <text:list text:style-name="L9">
              <text:list-item>
                <text:p text:id="id23" text:style-name="P10"><text:span text:style-name="T6">Clasificaciones :</text:span></text:p>
              </text:list-item>
            </text:list>
            <text:p text:id="id24" text:style-name="P12"><text:span text:style-name="T8"><text:tab/></text:span><text:span text:style-name="T8"><text:tab/></text:span><text:span text:style-name="T8">Unidades (¿quién ?)</text:span></text:p>
            <text:p text:id="id25" text:style-name="P12"><text:span text:style-name="T8"><text:tab/></text:span><text:span text:style-name="T8"><text:tab/></text:span><text:span text:style-name="T8">Flujos y stocks (¿qué?)</text:span></text:p>
            <text:p text:id="id26" text:style-name="P12"><text:span text:style-name="T8"><text:tab/></text:span><text:span text:style-name="T8"><text:tab/></text:span><text:span text:style-name="T8">Funciones (¿para qué?)</text:span></text:p>
            <text:list text:continue-numbering="true" text:style-name="L9">
              <text:list-item>
                <text:p text:id="id27" text:style-name="P10"><text:span text:style-name="T6">Secuencia de Cuentas</text:span></text:p>
              </text:list-item>
            </text:list>
            <text:p text:id="id28" text:style-name="P12"><text:span text:style-name="T7"><text:tab/></text:span><text:span text:style-name="T7">(basadas en reglas contables normalizadas y convenios)</text:span></text:p>
            <text:list text:style-name="L6">
              <text:list-item>
                <text:p text:id="id29" text:style-name="P13"><text:span text:style-name="T6">Marco input-output</text:span></text:p>
              </text:list-item>
              <text:list-item>
                <text:p text:id="id30" text:style-name="P13"><text:span text:style-name="T6">Agregado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 smil:additive="base"/>
                  <anim:animate smil:dur="0.5s" smil:fill="hold" smil:targetElement="id23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0-width/2;x" smil:keyTimes="0;1" smil:additive="base"/>
                  <anim:animate smil:dur="0.5s" smil:fill="hold" smil:targetElement="id24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0-width/2;x" smil:keyTimes="0;1" smil:additive="base"/>
                  <anim:animate smil:dur="0.5s" smil:fill="hold" smil:targetElement="id25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0-width/2;x" smil:keyTimes="0;1" smil:additive="base"/>
                  <anim:animate smil:dur="0.5s" smil:fill="hold" smil:targetElement="id26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0-width/2;x" smil:keyTimes="0;1" smil:additive="base"/>
                  <anim:animate smil:dur="0.5s" smil:fill="hold" smil:targetElement="id27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0-width/2;x" smil:keyTimes="0;1" smil:additive="base"/>
                  <anim:animate smil:dur="0.5s" smil:fill="hold" smil:targetElement="id28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0-width/2;x" smil:keyTimes="0;1" smil:additive="base"/>
                  <anim:animate smil:dur="0.5s" smil:fill="hold" smil:targetElement="id29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0-width/2;x" smil:keyTimes="0;1" smil:additive="base"/>
                  <anim:animate smil:dur="0.5s" smil:fill="hold" smil:targetElement="id30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4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5" draw:style-name="dp3" draw:master-page-name="Predeterminado" presentation:use-date-time-name="dtd1">
        <draw:frame presentation:style-name="pr2" draw:text-style-name="P1" draw:id="id31" draw:layer="layout" svg:width="21.59cm" svg:height="3.176cm" svg:x="2.752cm" svg:y="1.692cm" presentation:class="title" presentation:user-transformed="true">
          <draw:text-box>
            <text:p text:style-name="P8"><text:span text:style-name="T9">Economía nacional: Delimitación</text:span></text:p>
          </draw:text-box>
        </draw:frame>
        <draw:frame presentation:style-name="pr4" draw:text-style-name="P1" draw:layer="layout" svg:width="21.59cm" svg:height="11.431cm" svg:x="1.905cm" svg:y="5.503cm" presentation:class="outline" presentation:user-transformed="true">
          <draw:text-box>
            <text:list text:style-name="L6">
              <text:list-item>
                <text:p text:id="id32" text:style-name="P9"><text:span text:style-name="T6">Unidades Residentes</text:span></text:p>
              </text:list-item>
            </text:list>
            <text:p text:id="id33" text:style-name="P14"><text:span text:style-name="T7">Territorio Económico</text:span></text:p>
            <text:p text:id="id34" text:style-name="P14"><text:span text:style-name="T7">Centro de Interés</text:span></text:p>
            <text:p text:id="id35" text:style-name="P14"><text:span text:style-name="T7">Unidades Ficticias</text:span></text:p>
            <text:list text:continue-numbering="true" text:style-name="L6">
              <text:list-item>
                <text:p text:id="id36" text:style-name="P15"><text:span text:style-name="T6">Unidades no residente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0-width/2;x" smil:keyTimes="0;1" smil:additive="base"/>
                  <anim:animate smil:dur="0.5s" smil:fill="hold" smil:targetElement="id32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0-width/2;x" smil:keyTimes="0;1" smil:additive="base"/>
                  <anim:animate smil:dur="0.5s" smil:fill="hold" smil:targetElement="id33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0-width/2;x" smil:keyTimes="0;1" smil:additive="base"/>
                  <anim:animate smil:dur="0.5s" smil:fill="hold" smil:targetElement="id34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0-width/2;x" smil:keyTimes="0;1" smil:additive="base"/>
                  <anim:animate smil:dur="0.5s" smil:fill="hold" smil:targetElement="id35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0-width/2;x" smil:keyTimes="0;1" smil:additive="base"/>
                  <anim:animate smil:dur="0.5s" smil:fill="hold" smil:targetElement="id36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5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6" draw:style-name="dp3" draw:master-page-name="Predeterminado" presentation:use-date-time-name="dtd1">
        <draw:frame presentation:style-name="pr2" draw:text-style-name="P1" draw:id="id37" draw:layer="layout" svg:width="21.59cm" svg:height="3.176cm" svg:x="1.905cm" svg:y="0.422cm" presentation:class="title" presentation:user-transformed="true">
          <draw:text-box>
            <text:p text:style-name="P8"><text:span text:style-name="T5">Unidades y sus funciones</text:span></text:p>
          </draw:text-box>
        </draw:frame>
        <draw:frame presentation:style-name="pr4" draw:text-style-name="P1" draw:layer="layout" svg:width="10.592cm" svg:height="12.465cm" svg:x="1.693cm" svg:y="4.445cm" presentation:class="outline" presentation:user-transformed="true">
          <draw:text-box>
            <text:p text:id="id38" text:style-name="P16"><text:span text:style-name="T10">INSTITUCIONALES</text:span></text:p>
            <text:list text:style-name="L10">
              <text:list-item>
                <text:list>
                  <text:list-item>
                    <text:p text:id="id39" text:style-name="P17"><text:span text:style-name="T11">DEFINICIÓN</text:span></text:p>
                  </text:list-item>
                </text:list>
              </text:list-item>
            </text:list>
            <text:p text:id="id40" text:style-name="P18"><text:span text:style-name="T12">Residentes</text:span></text:p>
            <text:p text:id="id41" text:style-name="P18"><text:span text:style-name="T12">Contabilidad Completa</text:span></text:p>
            <text:p text:id="id42" text:style-name="P18"><text:span text:style-name="T12">Autonomía de decisión</text:span></text:p>
            <text:p text:style-name="P17"><text:span text:style-name="T13"/></text:p>
            <text:p text:style-name="P17"><text:span text:style-name="T13"/></text:p>
            <text:list text:continue-numbering="true" text:style-name="L10">
              <text:list-item>
                <text:list>
                  <text:list-item>
                    <text:p text:id="id43" text:style-name="P19"><text:span text:style-name="T11">FUNCION</text:span></text:p>
                  </text:list-item>
                </text:list>
              </text:list-item>
            </text:list>
            <text:p text:id="id44" text:style-name="P20"><text:span text:style-name="T12">Análisis de los flujos de rentas y financieros</text:span></text:p>
            <text:p text:style-name="P17"><text:span text:style-name="T13"/></text:p>
            <text:list text:continue-numbering="true" text:style-name="L10">
              <text:list-item>
                <text:list>
                  <text:list-item>
                    <text:p text:id="id45" text:style-name="P17"><text:span text:style-name="T11">AGRUPACIÓN</text:span></text:p>
                  </text:list-item>
                </text:list>
              </text:list-item>
            </text:list>
            <text:p text:style-name="P17"><text:span text:style-name="T11"/></text:p>
          </draw:text-box>
        </draw:frame>
        <draw:frame presentation:style-name="pr6" draw:text-style-name="P1" draw:layer="layout" svg:width="11.219cm" svg:height="14.606cm" svg:x="12.487cm" svg:y="4.444cm" presentation:class="outline" presentation:user-transformed="true">
          <draw:text-box>
            <text:p text:id="id46" text:style-name="P21"><text:span text:style-name="T10">FUNCIONALES</text:span></text:p>
            <text:list text:style-name="L10">
              <text:list-item>
                <text:list>
                  <text:list-item>
                    <text:p text:id="id47" text:style-name="P22"><text:span text:style-name="T11">DEFINICIÓN</text:span></text:p>
                  </text:list-item>
                </text:list>
              </text:list-item>
            </text:list>
            <text:p text:id="id48" text:style-name="P23"><text:span text:style-name="T12">Unidad Institucional ( o parte de ella)</text:span></text:p>
            <text:p text:id="id49" text:style-name="P23"><text:span text:style-name="T12">Ubicación única</text:span></text:p>
            <text:p text:id="id50" text:style-name="P23"><text:span text:style-name="T12">Actividad principal y secundarias</text:span></text:p>
            <text:p text:style-name="P24"><text:span text:style-name="T14"/></text:p>
            <text:list text:continue-numbering="true" text:style-name="L10">
              <text:list-item>
                <text:list>
                  <text:list-item>
                    <text:p text:id="id51" text:style-name="P22"><text:span text:style-name="T11">FUNCION</text:span></text:p>
                  </text:list-item>
                </text:list>
              </text:list-item>
            </text:list>
            <text:p text:id="id52" text:style-name="P25"><text:span text:style-name="T12">Análisis de los flujos de producción y Utilización de bienes y servicios</text:span></text:p>
            <text:list text:continue-numbering="true" text:style-name="L10">
              <text:list-item>
                <text:list>
                  <text:list-item>
                    <text:p text:id="id53" text:style-name="P26"><text:span text:style-name="T11">AGRUPACIÓN</text:span></text:p>
                  </text:list-item>
                </text:list>
              </text:list-item>
            </text:list>
            <text:p text:style-name="P22"><text:span text:style-name="T11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0;width" smil:keyTimes="0;1"/>
                  <anim:animate smil:dur="0.5s" smil:fill="hold" smil:targetElement="id37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0-width/2;x" smil:keyTimes="0;1" smil:additive="base"/>
                  <anim:animate smil:dur="0.5s" smil:fill="hold" smil:targetElement="id38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0-width/2;x" smil:keyTimes="0;1" smil:additive="base"/>
                  <anim:animate smil:dur="0.5s" smil:fill="hold" smil:targetElement="id39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0-width/2;x" smil:keyTimes="0;1" smil:additive="base"/>
                  <anim:animate smil:dur="0.5s" smil:fill="hold" smil:targetElement="id40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0-width/2;x" smil:keyTimes="0;1" smil:additive="base"/>
                  <anim:animate smil:dur="0.5s" smil:fill="hold" smil:targetElement="id41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0-width/2;x" smil:keyTimes="0;1" smil:additive="base"/>
                  <anim:animate smil:dur="0.5s" smil:fill="hold" smil:targetElement="id42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0-width/2;x" smil:keyTimes="0;1" smil:additive="base"/>
                  <anim:animate smil:dur="0.5s" smil:fill="hold" smil:targetElement="id43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0-width/2;x" smil:keyTimes="0;1" smil:additive="base"/>
                  <anim:animate smil:dur="0.5s" smil:fill="hold" smil:targetElement="id44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0-width/2;x" smil:keyTimes="0;1" smil:additive="base"/>
                  <anim:animate smil:dur="0.5s" smil:fill="hold" smil:targetElement="id45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0-width/2;x" smil:keyTimes="0;1" smil:additive="base"/>
                  <anim:animate smil:dur="0.5s" smil:fill="hold" smil:targetElement="id4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0-width/2;x" smil:keyTimes="0;1" smil:additive="base"/>
                  <anim:animate smil:dur="0.5s" smil:fill="hold" smil:targetElement="id47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0-width/2;x" smil:keyTimes="0;1" smil:additive="base"/>
                  <anim:animate smil:dur="0.5s" smil:fill="hold" smil:targetElement="id48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0-width/2;x" smil:keyTimes="0;1" smil:additive="base"/>
                  <anim:animate smil:dur="0.5s" smil:fill="hold" smil:targetElement="id49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0-width/2;x" smil:keyTimes="0;1" smil:additive="base"/>
                  <anim:animate smil:dur="0.5s" smil:fill="hold" smil:targetElement="id50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0-width/2;x" smil:keyTimes="0;1" smil:additive="base"/>
                  <anim:animate smil:dur="0.5s" smil:fill="hold" smil:targetElement="id51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0-width/2;x" smil:keyTimes="0;1" smil:additive="base"/>
                  <anim:animate smil:dur="0.5s" smil:fill="hold" smil:targetElement="id52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0-width/2;x" smil:keyTimes="0;1" smil:additive="base"/>
                  <anim:animate smil:dur="0.5s" smil:fill="hold" smil:targetElement="id53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6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7" draw:style-name="dp4" draw:master-page-name="Predeterminado" presentation:use-date-time-name="dtd1">
        <draw:frame draw:name="Object 2" draw:style-name="gr6" draw:id="id54" draw:layer="layout" svg:width="21.409cm" svg:height="16.175cm" svg:x="2.752cm" svg:y="1.905cm">
          <draw:object-ole draw:class-id="00020906-0000-0000-c000-000000000046" xlink:href="./Object 1" xlink:type="simple" xlink:show="embed" xlink:actuate="onLoad"/>
          <draw:image xlink:href="./ObjectReplacements/Object 1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0-width/2;x" smil:keyTimes="0;1" smil:additive="base"/>
                  <anim:animate smil:dur="0.5s" smil:fill="hold" smil:targetElement="id54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7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8" draw:style-name="dp3" draw:master-page-name="Predeterminado" presentation:use-date-time-name="dtd1">
        <draw:frame draw:name="Object 2" draw:style-name="gr7" draw:id="id55" draw:layer="layout" svg:width="28.452cm" svg:height="23.998cm" svg:x="1.905cm" svg:y="1.693cm">
          <draw:object-ole draw:class-id="00020906-0000-0000-c000-000000000046" xlink:href="./Object 2" xlink:type="simple" xlink:show="embed" xlink:actuate="onLoad"/>
          <draw:image xlink:href="./ObjectReplacements/Object 2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0-width/2;x" smil:keyTimes="0;1" smil:additive="base"/>
                  <anim:animate smil:dur="0.5s" smil:fill="hold" smil:targetElement="id55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8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9" draw:style-name="dp3" draw:master-page-name="Predeterminado" presentation:use-date-time-name="dtd1">
        <draw:frame presentation:style-name="pr2" draw:text-style-name="P1" draw:id="id56" draw:layer="layout" svg:width="21.59cm" svg:height="3.176cm" svg:x="1.905cm" svg:y="1.692cm" presentation:class="title" presentation:user-transformed="true">
          <draw:text-box>
            <text:p text:style-name="P8"><text:span text:style-name="T5">Sectores y Subsectores</text:span></text:p>
          </draw:text-box>
        </draw:frame>
        <draw:frame draw:name="Object 3" draw:style-name="gr8" draw:id="id57" draw:layer="layout" svg:width="21.255cm" svg:height="11.073cm" svg:x="2.24cm" svg:y="5.618cm">
          <draw:object-ole draw:class-id="00020906-0000-0000-c000-000000000046" xlink:href="./Object 3" xlink:type="simple" xlink:show="embed" xlink:actuate="onLoad"/>
          <draw:image xlink:href="./ObjectReplacements/Object 3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0;width" smil:keyTimes="0;1"/>
                  <anim:animate smil:dur="0.5s" smil:fill="hold" smil:targetElement="id56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0-width/2;x" smil:keyTimes="0;1" smil:additive="base"/>
                  <anim:animate smil:dur="0.5s" smil:fill="hold" smil:targetElement="id57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9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0" draw:style-name="dp3" draw:master-page-name="Predeterminado" presentation:use-date-time-name="dtd1">
        <draw:frame presentation:style-name="pr2" draw:text-style-name="P1" draw:id="id58" draw:layer="layout" svg:width="21.59cm" svg:height="3.176cm" svg:x="1.905cm" svg:y="1.692cm" presentation:class="title" presentation:user-transformed="true">
          <draw:text-box>
            <text:p text:style-name="P8"><text:span text:style-name="T5">Sectores y Subsectores</text:span></text:p>
          </draw:text-box>
        </draw:frame>
        <draw:frame draw:name="Object 3" draw:style-name="gr9" draw:id="id59" draw:layer="layout" svg:width="19.905cm" svg:height="9.361cm" svg:x="1.711cm" svg:y="5.495cm">
          <draw:object-ole draw:class-id="00020906-0000-0000-c000-000000000046" xlink:href="./Object 4" xlink:type="simple" xlink:show="embed" xlink:actuate="onLoad"/>
          <draw:image xlink:href="./ObjectReplacements/Object 4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0;width" smil:keyTimes="0;1"/>
                  <anim:animate smil:dur="0.5s" smil:fill="hold" smil:targetElement="id58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0-width/2;x" smil:keyTimes="0;1" smil:additive="base"/>
                  <anim:animate smil:dur="0.5s" smil:fill="hold" smil:targetElement="id59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0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1" draw:style-name="dp3" draw:master-page-name="Predeterminado" presentation:use-date-time-name="dtd1">
        <draw:frame presentation:style-name="pr2" draw:text-style-name="P1" draw:id="id60" draw:layer="layout" svg:width="21.59cm" svg:height="3.176cm" svg:x="1.905cm" svg:y="1.692cm" presentation:class="title" presentation:user-transformed="true">
          <draw:text-box>
            <text:p text:style-name="P8"><text:span text:style-name="T5">Sectores y Subsectores</text:span></text:p>
          </draw:text-box>
        </draw:frame>
        <draw:frame draw:name="Object 3" draw:style-name="gr10" draw:id="id61" draw:layer="layout" svg:width="16.528cm" svg:height="7.324cm" svg:x="3.81cm" svg:y="5.927cm">
          <draw:object-ole draw:class-id="00020906-0000-0000-c000-000000000046" xlink:href="./Object 5" xlink:type="simple" xlink:show="embed" xlink:actuate="onLoad"/>
          <draw:image xlink:href="./ObjectReplacements/Object 5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0;width" smil:keyTimes="0;1"/>
                  <anim:animate smil:dur="0.5s" smil:fill="hold" smil:targetElement="id60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0-width/2;x" smil:keyTimes="0;1" smil:additive="base"/>
                  <anim:animate smil:dur="0.5s" smil:fill="hold" smil:targetElement="id61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1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2" draw:style-name="dp3" draw:master-page-name="Predeterminado" presentation:use-date-time-name="dtd1">
        <draw:frame presentation:style-name="pr7" draw:text-style-name="P1" draw:id="id62" draw:layer="layout" svg:width="21.59cm" svg:height="2.361cm" svg:x="1.83cm" svg:y="0.908cm" presentation:class="title" presentation:user-transformed="true">
          <draw:text-box>
            <text:p text:style-name="P8"><text:span text:style-name="T5">Ramas de Actividad</text:span></text:p>
          </draw:text-box>
        </draw:frame>
        <draw:frame presentation:style-name="pr4" draw:text-style-name="P1" draw:layer="layout" svg:width="21.59cm" svg:height="11.431cm" svg:x="1.83cm" svg:y="3.991cm" presentation:class="outline" presentation:user-transformed="true">
          <draw:text-box>
            <text:p text:id="id63" text:style-name="P27"><text:span text:style-name="T15">Características</text:span></text:p>
            <text:list text:style-name="L14">
              <text:list-item>
                <text:list>
                  <text:list-item>
                    <text:p text:id="id64" text:style-name="P9"><text:span text:style-name="T16">Insumos de mano de obra, Capital y consumos Intermedios</text:span></text:p>
                  </text:list-item>
                </text:list>
              </text:list-item>
            </text:list>
            <text:p text:style-name="P28"><text:span text:style-name="T6"/></text:p>
            <text:list text:continue-numbering="true" text:style-name="L14">
              <text:list-item>
                <text:list>
                  <text:list-item>
                    <text:p text:id="id65" text:style-name="P9"><text:span text:style-name="T16">Proceso o tecnología utilizada en la producción. </text:span></text:p>
                  </text:list-item>
                </text:list>
              </text:list-item>
            </text:list>
            <text:p text:id="id66" text:style-name="P29"><text:span text:style-name="T17"><text:s text:c="2"/></text:span><text:span text:style-name="T7">(carácter de los bienes o servicios producidos)</text:span></text:p>
            <text:p text:style-name="P30"><text:span text:style-name="T7"/></text:p>
            <text:p text:style-name="P30"><text:span text:style-name="T7"/></text:p>
          </draw:text-box>
        </draw:frame>
        <draw:frame draw:name="Object 4" draw:style-name="gr11" draw:id="id67" draw:layer="layout" svg:width="15.02cm" svg:height="9.931cm" svg:x="6.773cm" svg:y="13.335cm">
          <draw:object-ole draw:class-id="00020906-0000-0000-c000-000000000046" xlink:href="./Object 6" xlink:type="simple" xlink:show="embed" xlink:actuate="onLoad"/>
          <draw:image xlink:href="./ObjectReplacements/Object 6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0;width" smil:keyTimes="0;1"/>
                  <anim:animate smil:dur="0.5s" smil:fill="hold" smil:targetElement="id62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0-width/2;x" smil:keyTimes="0;1" smil:additive="base"/>
                  <anim:animate smil:dur="0.5s" smil:fill="hold" smil:targetElement="id63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0-width/2;x" smil:keyTimes="0;1" smil:additive="base"/>
                  <anim:animate smil:dur="0.5s" smil:fill="hold" smil:targetElement="id64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0-width/2;x" smil:keyTimes="0;1" smil:additive="base"/>
                  <anim:animate smil:dur="0.5s" smil:fill="hold" smil:targetElement="id65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0-width/2;x" smil:keyTimes="0;1" smil:additive="base"/>
                  <anim:animate smil:dur="0.5s" smil:fill="hold" smil:targetElement="id66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0-width/2;x" smil:keyTimes="0;1" smil:additive="base"/>
                  <anim:animate smil:dur="0.5s" smil:fill="hold" smil:targetElement="id67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2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3" draw:style-name="dp3" draw:master-page-name="Predeterminado" presentation:use-date-time-name="dtd1">
        <draw:frame presentation:style-name="pr8" draw:text-style-name="P1" draw:id="id68" draw:layer="layout" svg:width="21.59cm" svg:height="3.641cm" svg:x="1.905cm" svg:y="1.46cm" presentation:class="title" presentation:user-transformed="true">
          <draw:text-box>
            <text:p text:style-name="P8"><text:span text:style-name="T5">Los flujos y los stocks: (Objetos)</text:span></text:p>
          </draw:text-box>
        </draw:frame>
        <draw:frame presentation:style-name="pr9" draw:text-style-name="P1" draw:layer="layout" svg:width="21.59cm" svg:height="11.431cm" svg:x="1.905cm" svg:y="5.503cm" presentation:class="outline" presentation:user-transformed="true">
          <draw:text-box>
            <text:list text:style-name="L6">
              <text:list-item>
                <text:p text:id="id69" text:style-name="P9"><text:span text:style-name="T6">Los flujos se refieren a las acciones y a los efectos de los acontecimientos económicos que tienen lugar en un período dado de tiempo.</text:span></text:p>
              </text:list-item>
            </text:list>
            <text:p text:style-name="P9"><text:span text:style-name="T6"/></text:p>
            <text:list text:continue-numbering="true" text:style-name="L6">
              <text:list-item>
                <text:p text:id="id70" text:style-name="P9"><text:span text:style-name="T6">Los stocks se refieren a posiciones en un momento dado del tiempo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68" smil:attributeName="visibility" smil:to="visible"/>
                  <anim:animate smil:dur="0.5s" smil:fill="hold" smil:targetElement="id68" smil:attributeName="width" smil:values="0;width" smil:keyTimes="0;1"/>
                  <anim:animate smil:dur="0.5s" smil:fill="hold" smil:targetElement="id68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0-width/2;x" smil:keyTimes="0;1" smil:additive="base"/>
                  <anim:animate smil:dur="0.5s" smil:fill="hold" smil:targetElement="id69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0-width/2;x" smil:keyTimes="0;1" smil:additive="base"/>
                  <anim:animate smil:dur="0.5s" smil:fill="hold" smil:targetElement="id70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3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4" draw:style-name="dp3" draw:master-page-name="Predeterminado" presentation:use-date-time-name="dtd1">
        <draw:frame presentation:style-name="pr8" draw:text-style-name="P1" draw:id="id71" draw:layer="layout" svg:width="21.59cm" svg:height="3.176cm" svg:x="1.905cm" svg:y="1.692cm" presentation:class="title" presentation:user-transformed="true">
          <draw:text-box>
            <text:p text:style-name="P8"><text:span text:style-name="T5">Flujos</text:span></text:p>
          </draw:text-box>
        </draw:frame>
        <draw:frame presentation:style-name="pr9" draw:text-style-name="P1" draw:layer="layout" svg:width="15.24cm" svg:height="11.431cm" svg:x="3.81cm" svg:y="6.138cm" presentation:class="outline" presentation:user-transformed="true">
          <draw:text-box>
            <text:list text:style-name="L6">
              <text:list-item>
                <text:p text:id="id72" text:style-name="P9"><text:span text:style-name="T6">Operaciones</text:span></text:p>
              </text:list-item>
            </text:list>
            <text:p text:style-name="P9"><text:span text:style-name="T6"/></text:p>
            <text:list text:continue-numbering="true" text:style-name="L6">
              <text:list-item>
                <text:p text:id="id73" text:style-name="P9"><text:span text:style-name="T6">Otros flujo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71" smil:attributeName="visibility" smil:to="visible"/>
                  <anim:animate smil:dur="0.5s" smil:fill="hold" smil:targetElement="id71" smil:attributeName="width" smil:values="0;width" smil:keyTimes="0;1"/>
                  <anim:animate smil:dur="0.5s" smil:fill="hold" smil:targetElement="id71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0-width/2;x" smil:keyTimes="0;1" smil:additive="base"/>
                  <anim:animate smil:dur="0.5s" smil:fill="hold" smil:targetElement="id72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0-width/2;x" smil:keyTimes="0;1" smil:additive="base"/>
                  <anim:animate smil:dur="0.5s" smil:fill="hold" smil:targetElement="id73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4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5" draw:style-name="dp3" draw:master-page-name="Predeterminado" presentation:use-date-time-name="dtd1">
        <draw:frame presentation:style-name="pr8" draw:text-style-name="P1" draw:id="id74" draw:layer="layout" svg:width="21.59cm" svg:height="3.641cm" svg:x="1.905cm" svg:y="0.825cm" presentation:class="title" presentation:user-transformed="true">
          <draw:text-box>
            <text:p text:style-name="P8"><text:span text:style-name="T5">Propiedades de las operaciones</text:span></text:p>
          </draw:text-box>
        </draw:frame>
        <draw:frame presentation:style-name="pr9" draw:text-style-name="P1" draw:layer="layout" svg:width="21.59cm" svg:height="12.99cm" svg:x="1.905cm" svg:y="4.233cm" presentation:class="outline" presentation:user-transformed="true">
          <draw:text-box>
            <text:list text:style-name="L6">
              <text:list-item>
                <text:p text:id="id75" text:style-name="P31"><text:span text:style-name="T6">Operaciones por interacciones versus operaciones intraunitarias</text:span></text:p>
              </text:list-item>
              <text:list-item>
                <text:p text:id="id76" text:style-name="P31"><text:span text:style-name="T6">Operaciones monetarias versus no monetarias</text:span></text:p>
              </text:list-item>
              <text:list-item>
                <text:p text:id="id77" text:style-name="P31"><text:span text:style-name="T6">Operaciones con y sin contrapartida</text:span></text:p>
              </text:list-item>
              <text:list-item>
                <text:p text:id="id78" text:style-name="P31"><text:span text:style-name="T6">Reordenación de las operaciones</text:span></text:p>
              </text:list-item>
            </text:list>
            <text:list text:style-name="L7">
              <text:list-item>
                <text:list>
                  <text:list-item>
                    <text:p text:id="id79" text:style-name="P32"><text:span text:style-name="T7">Desvío de las operaciones</text:span></text:p>
                  </text:list-item>
                  <text:list-item>
                    <text:p text:id="id80" text:style-name="P32"><text:span text:style-name="T7">Partición de las operaciones</text:span></text:p>
                  </text:list-item>
                  <text:list-item>
                    <text:p text:id="id81" text:style-name="P32"><text:span text:style-name="T7">Reconocimiento de la parte principal en una operación</text:span></text:p>
                  </text:list-item>
                </text:list>
              </text:list-item>
            </text:list>
            <text:list text:style-name="L6">
              <text:list-item>
                <text:p text:id="id82" text:style-name="P31"><text:span text:style-name="T6">Caso fronterizo (voluntariedad, ilegalidad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0;width" smil:keyTimes="0;1"/>
                  <anim:animate smil:dur="0.5s" smil:fill="hold" smil:targetElement="id74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0-width/2;x" smil:keyTimes="0;1" smil:additive="base"/>
                  <anim:animate smil:dur="0.5s" smil:fill="hold" smil:targetElement="id75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0-width/2;x" smil:keyTimes="0;1" smil:additive="base"/>
                  <anim:animate smil:dur="0.5s" smil:fill="hold" smil:targetElement="id76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0-width/2;x" smil:keyTimes="0;1" smil:additive="base"/>
                  <anim:animate smil:dur="0.5s" smil:fill="hold" smil:targetElement="id77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0-width/2;x" smil:keyTimes="0;1" smil:additive="base"/>
                  <anim:animate smil:dur="0.5s" smil:fill="hold" smil:targetElement="id78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0-width/2;x" smil:keyTimes="0;1" smil:additive="base"/>
                  <anim:animate smil:dur="0.5s" smil:fill="hold" smil:targetElement="id79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0-width/2;x" smil:keyTimes="0;1" smil:additive="base"/>
                  <anim:animate smil:dur="0.5s" smil:fill="hold" smil:targetElement="id80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0-width/2;x" smil:keyTimes="0;1" smil:additive="base"/>
                  <anim:animate smil:dur="0.5s" smil:fill="hold" smil:targetElement="id8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0-width/2;x" smil:keyTimes="0;1" smil:additive="base"/>
                  <anim:animate smil:dur="0.5s" smil:fill="hold" smil:targetElement="id82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5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6" draw:style-name="dp3" draw:master-page-name="Predeterminado" presentation:use-date-time-name="dtd1">
        <draw:frame presentation:style-name="pr8" draw:text-style-name="P1" draw:id="id83" draw:layer="layout" svg:width="21.59cm" svg:height="3.176cm" svg:x="1.693cm" svg:y="-0.001cm" presentation:class="title" presentation:user-transformed="true">
          <draw:text-box>
            <text:p text:style-name="P8"><text:span text:style-name="T9">Operaciones</text:span></text:p>
          </draw:text-box>
        </draw:frame>
        <draw:frame presentation:style-name="pr10" draw:text-style-name="P1" draw:layer="layout" svg:width="23.495cm" svg:height="14.606cm" svg:x="1.904cm" svg:y="4.444cm" presentation:class="outline" presentation:user-transformed="true">
          <draw:text-box>
            <text:list text:style-name="L6">
              <text:list-item>
                <text:p text:id="id84" text:style-name="P9"><text:span text:style-name="T6">Monetarias</text:span></text:p>
              </text:list-item>
            </text:list>
            <text:p text:id="id85" text:style-name="P14"><text:span text:style-name="T17"><text:s text:c="2"/></text:span><text:span text:style-name="T7">pagos o cobros / contraer pasivos o recibir</text:span></text:p>
            <text:p text:id="id86" text:style-name="P14"><text:span text:style-name="T7"><text:s text:c="2"/></text:span><text:span text:style-name="T7">activos expresados en unidades monetarias</text:span></text:p>
            <text:list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87" text:style-name="P22"><text:span text:style-name="T17">con contrapartida (consumo, sueldos, intereses, …)</text:span></text:p>
                          </text:list-item>
                          <text:list-item>
                            <text:p text:id="id88" text:style-name="P22"><text:span text:style-name="T17">sin contrapartida (impuestos, prestaciones sociale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id="id89" text:style-name="P9"><text:span text:style-name="T6">No monetarias:</text:span></text:p>
              </text:list-item>
            </text:list>
            <text:p text:id="id90" text:style-name="P33"><text:span text:style-name="T17"><text:s text:c="3"/></text:span><text:span text:style-name="T7">no se expresan inicialmente en unidades monetarias</text:span><text:span text:style-name="T17"> <text:s text:c="6"/></text:span></text:p>
            <text:list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1" text:style-name="P22"><text:span text:style-name="T17">trueque</text:span></text:p>
                          </text:list-item>
                          <text:list-item>
                            <text:p text:id="id92" text:style-name="P22"><text:span text:style-name="T17">remuneración y transferencias en especie</text:span></text:p>
                          </text:list-item>
                          <text:list-item>
                            <text:p text:id="id93" text:style-name="P22"><text:span text:style-name="T17">operaciones internas (producción por cuenta propia…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0;width" smil:keyTimes="0;1"/>
                  <anim:animate smil:dur="0.5s" smil:fill="hold" smil:targetElement="id83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0-width/2;x" smil:keyTimes="0;1" smil:additive="base"/>
                  <anim:animate smil:dur="0.5s" smil:fill="hold" smil:targetElement="id84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0-width/2;x" smil:keyTimes="0;1" smil:additive="base"/>
                  <anim:animate smil:dur="0.5s" smil:fill="hold" smil:targetElement="id85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0-width/2;x" smil:keyTimes="0;1" smil:additive="base"/>
                  <anim:animate smil:dur="0.5s" smil:fill="hold" smil:targetElement="id8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0-width/2;x" smil:keyTimes="0;1" smil:additive="base"/>
                  <anim:animate smil:dur="0.5s" smil:fill="hold" smil:targetElement="id87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0-width/2;x" smil:keyTimes="0;1" smil:additive="base"/>
                  <anim:animate smil:dur="0.5s" smil:fill="hold" smil:targetElement="id88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0-width/2;x" smil:keyTimes="0;1" smil:additive="base"/>
                  <anim:animate smil:dur="0.5s" smil:fill="hold" smil:targetElement="id89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0-width/2;x" smil:keyTimes="0;1" smil:additive="base"/>
                  <anim:animate smil:dur="0.5s" smil:fill="hold" smil:targetElement="id90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0-width/2;x" smil:keyTimes="0;1" smil:additive="base"/>
                  <anim:animate smil:dur="0.5s" smil:fill="hold" smil:targetElement="id91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0-width/2;x" smil:keyTimes="0;1" smil:additive="base"/>
                  <anim:animate smil:dur="0.5s" smil:fill="hold" smil:targetElement="id92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0-width/2;x" smil:keyTimes="0;1" smil:additive="base"/>
                  <anim:animate smil:dur="0.5s" smil:fill="hold" smil:targetElement="id93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6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7" draw:style-name="dp3" draw:master-page-name="Predeterminado" presentation:use-date-time-name="dtd1">
        <draw:frame presentation:style-name="pr2" draw:text-style-name="P1" draw:id="id94" draw:layer="layout" svg:width="21.59cm" svg:height="3.176cm" svg:x="1.905cm" svg:y="1.692cm" presentation:class="title" presentation:user-transformed="true">
          <draw:text-box>
            <text:p text:style-name="P8"><text:span text:style-name="T9">Operaciones</text:span></text:p>
          </draw:text-box>
        </draw:frame>
        <draw:frame presentation:style-name="pr4" draw:text-style-name="P1" draw:layer="layout" svg:width="21.59cm" svg:height="11.431cm" svg:x="1.905cm" svg:y="4.233cm" presentation:class="outline" presentation:user-transformed="true">
          <draw:text-box>
            <text:list text:style-name="L6">
              <text:list-item>
                <text:p text:id="id95" text:style-name="P34"><text:span text:style-name="T6">Bienes y Servicios</text:span></text:p>
              </text:list-item>
              <text:list-item>
                <text:p text:id="id96" text:style-name="P35"><text:span text:style-name="T6">Distribución</text:span></text:p>
              </text:list-item>
              <text:list-item>
                <text:p text:id="id97" text:style-name="P15"><text:span text:style-name="T6">Financieras</text:span></text:p>
              </text:list-item>
              <text:list-item>
                <text:p text:id="id98" text:style-name="P15"><text:span text:style-name="T6">Otra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0;width" smil:keyTimes="0;1"/>
                  <anim:animate smil:dur="0.5s" smil:fill="hold" smil:targetElement="id94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0-width/2;x" smil:keyTimes="0;1" smil:additive="base"/>
                  <anim:animate smil:dur="0.5s" smil:fill="hold" smil:targetElement="id95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0-width/2;x" smil:keyTimes="0;1" smil:additive="base"/>
                  <anim:animate smil:dur="0.5s" smil:fill="hold" smil:targetElement="id96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7" anim:sub-item="text" smil:attributeName="visibility" smil:to="visible"/>
                  <anim:animate smil:dur="0.5s" smil:fill="hold" smil:targetElement="id97" anim:sub-item="text" smil:attributeName="x" smil:values="0-width/2;x" smil:keyTimes="0;1" smil:additive="base"/>
                  <anim:animate smil:dur="0.5s" smil:fill="hold" smil:targetElement="id97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0-width/2;x" smil:keyTimes="0;1" smil:additive="base"/>
                  <anim:animate smil:dur="0.5s" smil:fill="hold" smil:targetElement="id98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7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8" draw:style-name="dp3" draw:master-page-name="Predeterminado" presentation:use-date-time-name="dtd1">
        <draw:frame presentation:style-name="pr2" draw:text-style-name="P1" draw:id="id99" draw:layer="layout" svg:width="21.59cm" svg:height="3.619cm" svg:x="1.905cm" svg:y="1.692cm" presentation:class="title" presentation:user-transformed="true">
          <draw:text-box>
            <text:p text:style-name="P8"><text:span text:style-name="T5">Operaciones de Bienes y Servicios</text:span></text:p>
          </draw:text-box>
        </draw:frame>
        <draw:frame presentation:style-name="pr4" draw:text-style-name="P1" draw:layer="layout" svg:width="21.59cm" svg:height="11.431cm" svg:x="1.905cm" svg:y="5.503cm" presentation:class="outline" presentation:user-transformed="true">
          <draw:text-box>
            <text:list text:style-name="L6">
              <text:list-item>
                <text:p text:id="id100" text:style-name="P36"><text:span text:style-name="T6">Productos generados dentro de la frontera de producción</text:span></text:p>
              </text:list-item>
              <text:list-item>
                <text:p text:id="id101" text:style-name="P36"><text:span text:style-name="T6">Definidos en relación a una nomenclatura</text:span></text:p>
              </text:list-item>
              <text:list-item>
                <text:p text:id="id102" text:style-name="P36"><text:span text:style-name="T6">Doble óptica de observación:</text:span></text:p>
              </text:list-item>
            </text:list>
            <text:p text:id="id103" text:style-name="P14"><text:span text:style-name="T7">Origen / Oferta / Recursos</text:span></text:p>
            <text:p text:id="id104" text:style-name="P14"><text:span text:style-name="T7">Utilización / Destino / Empleos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0;width" smil:keyTimes="0;1"/>
                  <anim:animate smil:dur="0.5s" smil:fill="hold" smil:targetElement="id99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x" smil:values="0-width/2;x" smil:keyTimes="0;1" smil:additive="base"/>
                  <anim:animate smil:dur="0.5s" smil:fill="hold" smil:targetElement="id100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0-width/2;x" smil:keyTimes="0;1" smil:additive="base"/>
                  <anim:animate smil:dur="0.5s" smil:fill="hold" smil:targetElement="id10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02" anim:sub-item="text" smil:attributeName="visibility" smil:to="visible"/>
                  <anim:animate smil:dur="0.5s" smil:fill="hold" smil:targetElement="id102" anim:sub-item="text" smil:attributeName="x" smil:values="0-width/2;x" smil:keyTimes="0;1" smil:additive="base"/>
                  <anim:animate smil:dur="0.5s" smil:fill="hold" smil:targetElement="id102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x" smil:values="0-width/2;x" smil:keyTimes="0;1" smil:additive="base"/>
                  <anim:animate smil:dur="0.5s" smil:fill="hold" smil:targetElement="id103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x" smil:values="0-width/2;x" smil:keyTimes="0;1" smil:additive="base"/>
                  <anim:animate smil:dur="0.5s" smil:fill="hold" smil:targetElement="id104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8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9" draw:style-name="dp3" draw:master-page-name="Predeterminado" presentation:use-date-time-name="dtd1">
        <draw:frame presentation:style-name="pr2" draw:text-style-name="P1" draw:id="id105" draw:layer="layout" svg:width="21.59cm" svg:height="3.619cm" svg:x="2.328cm" svg:y="0.634cm" presentation:class="title" presentation:user-transformed="true">
          <draw:text-box>
            <text:p text:style-name="P8"><text:span text:style-name="T5">Operaciones de Bienes y Servicios</text:span></text:p>
          </draw:text-box>
        </draw:frame>
        <draw:frame presentation:style-name="pr4" draw:text-style-name="P1" draw:layer="layout" svg:width="10.592cm" svg:height="11.648cm" svg:x="2.117cm" svg:y="4.445cm" presentation:class="outline" presentation:user-transformed="true">
          <draw:text-box>
            <text:list text:style-name="L6">
              <text:list-item>
                <text:p text:id="id106" text:style-name="P22"><text:span text:style-name="T18">RECURSOS</text:span></text:p>
              </text:list-item>
            </text:list>
            <text:list text:style-name="L14">
              <text:list-item>
                <text:list>
                  <text:list-item>
                    <text:p text:id="id107" text:style-name="P22"><text:span text:style-name="T19">PRODUCCIÓN</text:span></text:p>
                  </text:list-item>
                </text:list>
              </text:list-item>
            </text:list>
            <text:p text:style-name="P22"><text:span text:style-name="T19"/></text:p>
            <text:p text:style-name="P22"><text:span text:style-name="T13"/></text:p>
            <text:p text:style-name="P22"><text:span text:style-name="T13"/></text:p>
            <text:p text:style-name="P22"><text:span text:style-name="T13"/></text:p>
            <text:p text:style-name="P22"><text:span text:style-name="T13"/></text:p>
            <text:p text:style-name="P22"><text:span text:style-name="T13"/></text:p>
            <text:p text:style-name="P22"><text:span text:style-name="T13"/></text:p>
            <text:list text:continue-numbering="true" text:style-name="L14">
              <text:list-item>
                <text:list>
                  <text:list-item>
                    <text:p text:id="id108" text:style-name="P37"><text:span text:style-name="T19">IMPORTACIÓN</text:span></text:p>
                  </text:list-item>
                </text:list>
              </text:list-item>
            </text:list>
            <text:p text:style-name="P22"><text:span text:style-name="T19"/></text:p>
          </draw:text-box>
        </draw:frame>
        <draw:frame presentation:style-name="pr11" draw:text-style-name="P1" draw:layer="layout" svg:width="10.592cm" svg:height="14.818cm" svg:x="13.123cm" svg:y="4.232cm" presentation:class="outline" presentation:user-transformed="true">
          <draw:text-box>
            <text:list text:style-name="L6">
              <text:list-item>
                <text:p text:id="id109" text:style-name="P31"><text:span text:style-name="T20">EMPLEOS</text:span></text:p>
              </text:list-item>
            </text:list>
            <text:list text:style-name="L14">
              <text:list-item>
                <text:list>
                  <text:list-item>
                    <text:p text:id="id110" text:style-name="P32"><text:span text:style-name="T21">INTERIORE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id="id111" text:style-name="P17"><text:span text:style-name="T22">INTERMEDIOS</text:span></text:p>
                      </text:list-item>
                    </text:list>
                  </text:list-item>
                </text:list>
              </text:list-item>
            </text:list>
            <text:p text:id="id112" text:style-name="P38"><text:span text:style-name="T12">Consumo</text:span></text:p>
            <text:p text:id="id113" text:style-name="P38"><text:span text:style-name="T12"><text:s/></text:span><text:span text:style-name="T12">intermedio</text:span></text:p>
            <text:list text:continue-numbering="true" text:style-name="L18">
              <text:list-item>
                <text:list>
                  <text:list-item>
                    <text:list>
                      <text:list-item>
                        <text:p text:id="id114" text:style-name="P17"><text:span text:style-name="T22">FINALES</text:span></text:p>
                      </text:list-item>
                    </text:list>
                  </text:list-item>
                </text:list>
              </text:list-item>
            </text:list>
            <text:p text:id="id115" text:style-name="P38"><text:span text:style-name="T12"><text:s text:c="3"/></text:span><text:span text:style-name="T12">Consumo final efectivo</text:span></text:p>
            <text:p text:id="id116" text:style-name="P38"><text:span text:style-name="T12"><text:s text:c="3"/></text:span><text:span text:style-name="T12">Gasto en consumo final</text:span></text:p>
            <text:p text:id="id117" text:style-name="P39"><text:span text:style-name="T12"><text:s text:c="3"/></text:span><text:span text:style-name="T12">FBCF</text:span></text:p>
            <text:p text:id="id118" text:style-name="P38"><text:span text:style-name="T12"><text:s text:c="3"/></text:span><text:span text:style-name="T12">Variación existencias</text:span></text:p>
            <text:p text:id="id119" text:style-name="P38"><text:span text:style-name="T12"><text:s text:c="3"/></text:span><text:span text:style-name="T12">Objetos valiosos</text:span></text:p>
            <text:list text:style-name="L14">
              <text:list-item>
                <text:list>
                  <text:list-item>
                    <text:p text:id="id120" text:style-name="P32"><text:span text:style-name="T21">EXPORTACIONES</text:span></text:p>
                  </text:list-item>
                </text:list>
              </text:list-item>
            </text:list>
          </draw:text-box>
        </draw:frame>
        <draw:custom-shape draw:name="AutoShape 1029" draw:style-name="gr12" draw:text-style-name="P1" draw:layer="layout" svg:width="0.424cm" svg:height="2.963cm" svg:x="16.933cm" svg:y="10.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030" draw:style-name="gr12" draw:text-style-name="P1" draw:layer="layout" svg:width="0.635cm" svg:height="3.175cm" svg:x="16.933cm" svg:y="13.75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0;width" smil:keyTimes="0;1"/>
                  <anim:animate smil:dur="0.5s" smil:fill="hold" smil:targetElement="id105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x" smil:values="0-width/2;x" smil:keyTimes="0;1" smil:additive="base"/>
                  <anim:animate smil:dur="0.5s" smil:fill="hold" smil:targetElement="id10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0-width/2;x" smil:keyTimes="0;1" smil:additive="base"/>
                  <anim:animate smil:dur="0.5s" smil:fill="hold" smil:targetElement="id107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x" smil:values="0-width/2;x" smil:keyTimes="0;1" smil:additive="base"/>
                  <anim:animate smil:dur="0.5s" smil:fill="hold" smil:targetElement="id108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09" anim:sub-item="text" smil:attributeName="visibility" smil:to="visible"/>
                  <anim:animate smil:dur="0.5s" smil:fill="hold" smil:targetElement="id109" anim:sub-item="text" smil:attributeName="x" smil:values="0-width/2;x" smil:keyTimes="0;1" smil:additive="base"/>
                  <anim:animate smil:dur="0.5s" smil:fill="hold" smil:targetElement="id109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x" smil:values="0-width/2;x" smil:keyTimes="0;1" smil:additive="base"/>
                  <anim:animate smil:dur="0.5s" smil:fill="hold" smil:targetElement="id110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1" anim:sub-item="text" smil:attributeName="visibility" smil:to="visible"/>
                  <anim:animate smil:dur="0.5s" smil:fill="hold" smil:targetElement="id111" anim:sub-item="text" smil:attributeName="x" smil:values="0-width/2;x" smil:keyTimes="0;1" smil:additive="base"/>
                  <anim:animate smil:dur="0.5s" smil:fill="hold" smil:targetElement="id111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0-width/2;x" smil:keyTimes="0;1" smil:additive="base"/>
                  <anim:animate smil:dur="0.5s" smil:fill="hold" smil:targetElement="id112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0-width/2;x" smil:keyTimes="0;1" smil:additive="base"/>
                  <anim:animate smil:dur="0.5s" smil:fill="hold" smil:targetElement="id113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4" anim:sub-item="text" smil:attributeName="visibility" smil:to="visible"/>
                  <anim:animate smil:dur="0.5s" smil:fill="hold" smil:targetElement="id114" anim:sub-item="text" smil:attributeName="x" smil:values="0-width/2;x" smil:keyTimes="0;1" smil:additive="base"/>
                  <anim:animate smil:dur="0.5s" smil:fill="hold" smil:targetElement="id114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x" smil:values="0-width/2;x" smil:keyTimes="0;1" smil:additive="base"/>
                  <anim:animate smil:dur="0.5s" smil:fill="hold" smil:targetElement="id115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6" anim:sub-item="text" smil:attributeName="visibility" smil:to="visible"/>
                  <anim:animate smil:dur="0.5s" smil:fill="hold" smil:targetElement="id116" anim:sub-item="text" smil:attributeName="x" smil:values="0-width/2;x" smil:keyTimes="0;1" smil:additive="base"/>
                  <anim:animate smil:dur="0.5s" smil:fill="hold" smil:targetElement="id11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7" anim:sub-item="text" smil:attributeName="visibility" smil:to="visible"/>
                  <anim:animate smil:dur="0.5s" smil:fill="hold" smil:targetElement="id117" anim:sub-item="text" smil:attributeName="x" smil:values="0-width/2;x" smil:keyTimes="0;1" smil:additive="base"/>
                  <anim:animate smil:dur="0.5s" smil:fill="hold" smil:targetElement="id117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8" anim:sub-item="text" smil:attributeName="visibility" smil:to="visible"/>
                  <anim:animate smil:dur="0.5s" smil:fill="hold" smil:targetElement="id118" anim:sub-item="text" smil:attributeName="x" smil:values="0-width/2;x" smil:keyTimes="0;1" smil:additive="base"/>
                  <anim:animate smil:dur="0.5s" smil:fill="hold" smil:targetElement="id118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9" anim:sub-item="text" smil:attributeName="visibility" smil:to="visible"/>
                  <anim:animate smil:dur="0.5s" smil:fill="hold" smil:targetElement="id119" anim:sub-item="text" smil:attributeName="x" smil:values="0-width/2;x" smil:keyTimes="0;1" smil:additive="base"/>
                  <anim:animate smil:dur="0.5s" smil:fill="hold" smil:targetElement="id119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20" anim:sub-item="text" smil:attributeName="visibility" smil:to="visible"/>
                  <anim:animate smil:dur="0.5s" smil:fill="hold" smil:targetElement="id120" anim:sub-item="text" smil:attributeName="x" smil:values="0-width/2;x" smil:keyTimes="0;1" smil:additive="base"/>
                  <anim:animate smil:dur="0.5s" smil:fill="hold" smil:targetElement="id120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9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20" draw:style-name="dp3" draw:master-page-name="Predeterminado" presentation:use-date-time-name="dtd1">
        <draw:frame presentation:style-name="pr12" draw:text-style-name="P1" draw:id="id121" draw:layer="layout" svg:width="21.59cm" svg:height="2.722cm" svg:x="1.83cm" svg:y="1.088cm" presentation:class="title" presentation:user-transformed="true">
          <draw:text-box>
            <text:p text:style-name="P8"><text:span text:style-name="T5">Equilibrio Recursos/Empleos</text:span></text:p>
          </draw:text-box>
        </draw:frame>
        <draw:frame presentation:style-name="pr4" draw:text-style-name="P1" draw:layer="layout" svg:width="21.59cm" svg:height="13.268cm" svg:x="1.693cm" svg:y="3.598cm" presentation:class="outline" presentation:user-transformed="true">
          <draw:text-box>
            <text:list text:style-name="L6">
              <text:list-item>
                <text:p text:id="id122" text:style-name="P40"><text:span text:style-name="T6">Producción + Importaciones</text:span></text:p>
              </text:list-item>
            </text:list>
            <text:p text:id="id123" text:style-name="P41"><text:span text:style-name="T23">=</text:span></text:p>
            <text:p text:id="id124" text:style-name="P41"><text:span text:style-name="T21">Consumos Intermedios</text:span></text:p>
            <text:p text:id="id125" text:style-name="P41"><text:span text:style-name="T23">+</text:span></text:p>
            <text:p text:id="id126" text:style-name="P41"><text:span text:style-name="T21">Gasto en Consumo Final (Consumo Final </text:span></text:p>
            <text:p text:id="id127" text:style-name="P42"><text:span text:style-name="T21">Efectivo)</text:span></text:p>
            <text:p text:id="id128" text:style-name="P41"><text:span text:style-name="T23">+</text:span></text:p>
            <text:p text:id="id129" text:style-name="P41"><text:span text:style-name="T21">Formación Bruta de Capital</text:span></text:p>
            <text:p text:id="id130" text:style-name="P42"><text:span text:style-name="T21">(Fijo + Existencias + Objetos valiosos)</text:span></text:p>
            <text:p text:id="id131" text:style-name="P41"><text:span text:style-name="T23">+</text:span></text:p>
            <text:p text:id="id132" text:style-name="P41"><text:span text:style-name="T21">Exportaciones</text:span></text:p>
            <text:p text:style-name="P32"><text:span text:style-name="T21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0;width" smil:keyTimes="0;1"/>
                  <anim:animate smil:dur="0.5s" smil:fill="hold" smil:targetElement="id121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22" anim:sub-item="text" smil:attributeName="visibility" smil:to="visible"/>
                  <anim:animate smil:dur="0.5s" smil:fill="hold" smil:targetElement="id122" anim:sub-item="text" smil:attributeName="x" smil:values="0-width/2;x" smil:keyTimes="0;1" smil:additive="base"/>
                  <anim:animate smil:dur="0.5s" smil:fill="hold" smil:targetElement="id122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x" smil:values="0-width/2;x" smil:keyTimes="0;1" smil:additive="base"/>
                  <anim:animate smil:dur="0.5s" smil:fill="hold" smil:targetElement="id123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0-width/2;x" smil:keyTimes="0;1" smil:additive="base"/>
                  <anim:animate smil:dur="0.5s" smil:fill="hold" smil:targetElement="id124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0-width/2;x" smil:keyTimes="0;1" smil:additive="base"/>
                  <anim:animate smil:dur="0.5s" smil:fill="hold" smil:targetElement="id125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26" anim:sub-item="text" smil:attributeName="visibility" smil:to="visible"/>
                  <anim:animate smil:dur="0.5s" smil:fill="hold" smil:targetElement="id126" anim:sub-item="text" smil:attributeName="x" smil:values="0-width/2;x" smil:keyTimes="0;1" smil:additive="base"/>
                  <anim:animate smil:dur="0.5s" smil:fill="hold" smil:targetElement="id12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0-width/2;x" smil:keyTimes="0;1" smil:additive="base"/>
                  <anim:animate smil:dur="0.5s" smil:fill="hold" smil:targetElement="id127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x" smil:values="0-width/2;x" smil:keyTimes="0;1" smil:additive="base"/>
                  <anim:animate smil:dur="0.5s" smil:fill="hold" smil:targetElement="id128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29" anim:sub-item="text" smil:attributeName="visibility" smil:to="visible"/>
                  <anim:animate smil:dur="0.5s" smil:fill="hold" smil:targetElement="id129" anim:sub-item="text" smil:attributeName="x" smil:values="0-width/2;x" smil:keyTimes="0;1" smil:additive="base"/>
                  <anim:animate smil:dur="0.5s" smil:fill="hold" smil:targetElement="id129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30" anim:sub-item="text" smil:attributeName="visibility" smil:to="visible"/>
                  <anim:animate smil:dur="0.5s" smil:fill="hold" smil:targetElement="id130" anim:sub-item="text" smil:attributeName="x" smil:values="0-width/2;x" smil:keyTimes="0;1" smil:additive="base"/>
                  <anim:animate smil:dur="0.5s" smil:fill="hold" smil:targetElement="id130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31" anim:sub-item="text" smil:attributeName="visibility" smil:to="visible"/>
                  <anim:animate smil:dur="0.5s" smil:fill="hold" smil:targetElement="id131" anim:sub-item="text" smil:attributeName="x" smil:values="0-width/2;x" smil:keyTimes="0;1" smil:additive="base"/>
                  <anim:animate smil:dur="0.5s" smil:fill="hold" smil:targetElement="id131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32" anim:sub-item="text" smil:attributeName="visibility" smil:to="visible"/>
                  <anim:animate smil:dur="0.5s" smil:fill="hold" smil:targetElement="id132" anim:sub-item="text" smil:attributeName="x" smil:values="0-width/2;x" smil:keyTimes="0;1" smil:additive="base"/>
                  <anim:animate smil:dur="0.5s" smil:fill="hold" smil:targetElement="id132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20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21" draw:style-name="dp3" draw:master-page-name="Predeterminado" presentation:use-date-time-name="dtd1">
        <draw:frame presentation:style-name="pr2" draw:text-style-name="P1" draw:id="id133" draw:layer="layout" svg:width="21.59cm" svg:height="3.176cm" svg:x="1.83cm" svg:y="0.727cm" presentation:class="title" presentation:user-transformed="true">
          <draw:text-box>
            <text:p text:style-name="P8"><text:span text:style-name="T5">Operaciones de distribución</text:span></text:p>
          </draw:text-box>
        </draw:frame>
        <draw:frame presentation:style-name="pr13" draw:text-style-name="P1" draw:layer="layout" svg:width="23.283cm" svg:height="15.241cm" svg:x="1.269cm" svg:y="2.963cm" presentation:class="outline" presentation:user-transformed="true">
          <draw:text-box>
            <text:list text:style-name="L9">
              <text:list-item>
                <text:p text:id="id134" text:style-name="P30"><text:span text:style-name="T21">Remuneración de los asalariados</text:span></text:p>
              </text:list-item>
              <text:list-item>
                <text:p text:id="id135" text:style-name="P30"><text:span text:style-name="T21">Impuestos sobre la producción y las importaciones</text:span></text:p>
              </text:list-item>
              <text:list-item>
                <text:p text:id="id136" text:style-name="P30"><text:span text:style-name="T21">Subvenciones</text:span></text:p>
              </text:list-item>
              <text:list-item>
                <text:p text:id="id137" text:style-name="P30"><text:span text:style-name="T21">Rentas de la propiedad</text:span></text:p>
              </text:list-item>
              <text:list-item>
                <text:p text:id="id138" text:style-name="P30"><text:span text:style-name="T21">Impuestos sobre la renta, el patrimonio, etc..</text:span></text:p>
              </text:list-item>
              <text:list-item>
                <text:p text:id="id139" text:style-name="P30"><text:span text:style-name="T21">Cotizaciones sociales</text:span></text:p>
              </text:list-item>
              <text:list-item>
                <text:p text:id="id140" text:style-name="P30"><text:span text:style-name="T21">Prestaciones sociales distintas de las transferencias en especie</text:span></text:p>
              </text:list-item>
              <text:list-item>
                <text:p text:id="id141" text:style-name="P43"><text:span text:style-name="T21">Otras transferencias corrientes</text:span></text:p>
              </text:list-item>
              <text:list-item>
                <text:p text:id="id142" text:style-name="P30"><text:span text:style-name="T21">Transferencias sociales en especie</text:span></text:p>
              </text:list-item>
              <text:list-item>
                <text:p text:id="id143" text:style-name="P44"><text:span text:style-name="T21">Ajuste por la variación de la participación de los hogares en las reservas de los fondos de pensiones</text:span></text:p>
              </text:list-item>
              <text:list-item>
                <text:p text:id="id144" text:style-name="P30"><text:span text:style-name="T21">Transferencias de capital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133" smil:attributeName="visibility" smil:to="visible"/>
                  <anim:animate smil:dur="0.5s" smil:fill="hold" smil:targetElement="id133" smil:attributeName="width" smil:values="0;width" smil:keyTimes="0;1"/>
                  <anim:animate smil:dur="0.5s" smil:fill="hold" smil:targetElement="id133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34" anim:sub-item="text" smil:attributeName="visibility" smil:to="visible"/>
                  <anim:animate smil:dur="0.5s" smil:fill="hold" smil:targetElement="id134" anim:sub-item="text" smil:attributeName="x" smil:values="0-width/2;x" smil:keyTimes="0;1" smil:additive="base"/>
                  <anim:animate smil:dur="0.5s" smil:fill="hold" smil:targetElement="id134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35" anim:sub-item="text" smil:attributeName="visibility" smil:to="visible"/>
                  <anim:animate smil:dur="0.5s" smil:fill="hold" smil:targetElement="id135" anim:sub-item="text" smil:attributeName="x" smil:values="0-width/2;x" smil:keyTimes="0;1" smil:additive="base"/>
                  <anim:animate smil:dur="0.5s" smil:fill="hold" smil:targetElement="id135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36" anim:sub-item="text" smil:attributeName="visibility" smil:to="visible"/>
                  <anim:animate smil:dur="0.5s" smil:fill="hold" smil:targetElement="id136" anim:sub-item="text" smil:attributeName="x" smil:values="0-width/2;x" smil:keyTimes="0;1" smil:additive="base"/>
                  <anim:animate smil:dur="0.5s" smil:fill="hold" smil:targetElement="id136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37" anim:sub-item="text" smil:attributeName="visibility" smil:to="visible"/>
                  <anim:animate smil:dur="0.5s" smil:fill="hold" smil:targetElement="id137" anim:sub-item="text" smil:attributeName="x" smil:values="0-width/2;x" smil:keyTimes="0;1" smil:additive="base"/>
                  <anim:animate smil:dur="0.5s" smil:fill="hold" smil:targetElement="id137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38" anim:sub-item="text" smil:attributeName="visibility" smil:to="visible"/>
                  <anim:animate smil:dur="0.5s" smil:fill="hold" smil:targetElement="id138" anim:sub-item="text" smil:attributeName="x" smil:values="0-width/2;x" smil:keyTimes="0;1" smil:additive="base"/>
                  <anim:animate smil:dur="0.5s" smil:fill="hold" smil:targetElement="id138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39" anim:sub-item="text" smil:attributeName="visibility" smil:to="visible"/>
                  <anim:animate smil:dur="0.5s" smil:fill="hold" smil:targetElement="id139" anim:sub-item="text" smil:attributeName="x" smil:values="0-width/2;x" smil:keyTimes="0;1" smil:additive="base"/>
                  <anim:animate smil:dur="0.5s" smil:fill="hold" smil:targetElement="id139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x" smil:values="0-width/2;x" smil:keyTimes="0;1" smil:additive="base"/>
                  <anim:animate smil:dur="0.5s" smil:fill="hold" smil:targetElement="id140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x" smil:values="0-width/2;x" smil:keyTimes="0;1" smil:additive="base"/>
                  <anim:animate smil:dur="0.5s" smil:fill="hold" smil:targetElement="id14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42" anim:sub-item="text" smil:attributeName="visibility" smil:to="visible"/>
                  <anim:animate smil:dur="0.5s" smil:fill="hold" smil:targetElement="id142" anim:sub-item="text" smil:attributeName="x" smil:values="0-width/2;x" smil:keyTimes="0;1" smil:additive="base"/>
                  <anim:animate smil:dur="0.5s" smil:fill="hold" smil:targetElement="id142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43" anim:sub-item="text" smil:attributeName="visibility" smil:to="visible"/>
                  <anim:animate smil:dur="0.5s" smil:fill="hold" smil:targetElement="id143" anim:sub-item="text" smil:attributeName="x" smil:values="0-width/2;x" smil:keyTimes="0;1" smil:additive="base"/>
                  <anim:animate smil:dur="0.5s" smil:fill="hold" smil:targetElement="id143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44" anim:sub-item="text" smil:attributeName="visibility" smil:to="visible"/>
                  <anim:animate smil:dur="0.5s" smil:fill="hold" smil:targetElement="id144" anim:sub-item="text" smil:attributeName="x" smil:values="0-width/2;x" smil:keyTimes="0;1" smil:additive="base"/>
                  <anim:animate smil:dur="0.5s" smil:fill="hold" smil:targetElement="id144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21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22" draw:style-name="dp3" draw:master-page-name="Predeterminado" presentation:use-date-time-name="dtd1">
        <draw:frame presentation:style-name="pr2" draw:text-style-name="P1" draw:id="id145" draw:layer="layout" svg:width="21.59cm" svg:height="3.176cm" svg:x="1.905cm" svg:y="1.269cm" presentation:class="title" presentation:user-transformed="true">
          <draw:text-box>
            <text:p text:style-name="P8"><text:span text:style-name="T5">Operaciones financieras</text:span></text:p>
          </draw:text-box>
        </draw:frame>
        <draw:frame presentation:style-name="pr4" draw:text-style-name="P1" draw:layer="layout" svg:width="21.59cm" svg:height="11.431cm" svg:x="1.905cm" svg:y="4.233cm" presentation:class="outline" presentation:user-transformed="true">
          <draw:text-box>
            <text:list text:style-name="L9">
              <text:list-item>
                <text:p text:style-name="P45"><text:span text:style-name="T6">Oro monetario y derechos especiales de giro</text:span></text:p>
              </text:list-item>
              <text:list-item>
                <text:p text:style-name="P9"><text:span text:style-name="T6">Efectivo y depósitos</text:span></text:p>
              </text:list-item>
              <text:list-item>
                <text:p text:style-name="P9"><text:span text:style-name="T6">Valores distintos de acciones</text:span></text:p>
              </text:list-item>
              <text:list-item>
                <text:p text:style-name="P9"><text:span text:style-name="T6">Préstamos</text:span></text:p>
              </text:list-item>
              <text:list-item>
                <text:p text:style-name="P9"><text:span text:style-name="T6">Acciones y otras participaciones</text:span></text:p>
              </text:list-item>
              <text:list-item>
                <text:p text:style-name="P9"><text:span text:style-name="T6">Reservas técnicas de seguro</text:span></text:p>
              </text:list-item>
              <text:list-item>
                <text:p text:style-name="P45"><text:span text:style-name="T6">Otras cuentas pendientes de cobro/pago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0;width" smil:keyTimes="0;1"/>
                  <anim:animate smil:dur="0.5s" smil:fill="hold" smil:targetElement="id145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22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23" draw:style-name="dp3" draw:master-page-name="Predeterminado" presentation:use-date-time-name="dtd1">
        <draw:frame presentation:style-name="pr2" draw:text-style-name="P1" draw:id="id146" draw:layer="layout" svg:width="21.59cm" svg:height="3.176cm" svg:x="1.905cm" svg:y="1.692cm" presentation:class="title" presentation:user-transformed="true">
          <draw:text-box>
            <text:p text:style-name="P8"><text:span text:style-name="T5">Otras operaciones</text:span></text:p>
          </draw:text-box>
        </draw:frame>
        <draw:frame presentation:style-name="pr4" draw:text-style-name="P1" draw:layer="layout" svg:width="21.59cm" svg:height="11.431cm" svg:x="1.905cm" svg:y="5.503cm" presentation:class="outline" presentation:user-transformed="true">
          <draw:text-box>
            <text:list text:style-name="L9">
              <text:list-item>
                <text:p text:id="id147" text:style-name="P46"><text:span text:style-name="T6">Consumo de capital fijo</text:span></text:p>
              </text:list-item>
            </text:list>
            <text:p text:style-name="P36"><text:span text:style-name="T6"/></text:p>
            <text:list text:continue-numbering="true" text:style-name="L9">
              <text:list-item>
                <text:p text:id="id148" text:style-name="P9"><text:span text:style-name="T6">Adquisiciones menos cesiones de activos no financieros no producidos</text:span></text:p>
              </text:list-item>
            </text:list>
            <text:p text:style-name="P9"><text:span text:style-name="T6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0;width" smil:keyTimes="0;1"/>
                  <anim:animate smil:dur="0.5s" smil:fill="hold" smil:targetElement="id146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47" anim:sub-item="text" smil:attributeName="visibility" smil:to="visible"/>
                  <anim:animate smil:dur="0.5s" smil:fill="hold" smil:targetElement="id147" anim:sub-item="text" smil:attributeName="x" smil:values="0-width/2;x" smil:keyTimes="0;1" smil:additive="base"/>
                  <anim:animate smil:dur="0.5s" smil:fill="hold" smil:targetElement="id147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48" anim:sub-item="text" smil:attributeName="visibility" smil:to="visible"/>
                  <anim:animate smil:dur="0.5s" smil:fill="hold" smil:targetElement="id148" anim:sub-item="text" smil:attributeName="x" smil:values="0-width/2;x" smil:keyTimes="0;1" smil:additive="base"/>
                  <anim:animate smil:dur="0.5s" smil:fill="hold" smil:targetElement="id148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23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24" draw:style-name="dp3" draw:master-page-name="Predeterminado" presentation:use-date-time-name="dtd1">
        <draw:frame presentation:style-name="pr2" draw:text-style-name="P1" draw:id="id149" draw:layer="layout" svg:width="21.59cm" svg:height="3.176cm" svg:x="1.905cm" svg:y="1.692cm" presentation:class="title" presentation:user-transformed="true">
          <draw:text-box>
            <text:p text:style-name="P8"><text:span text:style-name="T5">Otros flujos</text:span></text:p>
          </draw:text-box>
        </draw:frame>
        <draw:frame presentation:style-name="pr4" draw:text-style-name="P1" draw:layer="layout" svg:width="21.59cm" svg:height="11.431cm" svg:x="1.905cm" svg:y="5.503cm" presentation:class="outline" presentation:user-transformed="true">
          <draw:text-box>
            <text:list text:style-name="L9">
              <text:list-item>
                <text:p text:id="id150" text:style-name="P9"><text:span text:style-name="T6">Otras variaciones del volumen de los activos y pasivos</text:span></text:p>
              </text:list-item>
            </text:list>
            <text:p text:style-name="P9"><text:span text:style-name="T6"/></text:p>
            <text:list text:continue-numbering="true" text:style-name="L9">
              <text:list-item>
                <text:p text:id="id151" text:style-name="P47"><text:span text:style-name="T6">Ganancias y pérdidas de posesión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0;width" smil:keyTimes="0;1"/>
                  <anim:animate smil:dur="0.5s" smil:fill="hold" smil:targetElement="id149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50" anim:sub-item="text" smil:attributeName="visibility" smil:to="visible"/>
                  <anim:animate smil:dur="0.5s" smil:fill="hold" smil:targetElement="id150" anim:sub-item="text" smil:attributeName="x" smil:values="0-width/2;x" smil:keyTimes="0;1" smil:additive="base"/>
                  <anim:animate smil:dur="0.5s" smil:fill="hold" smil:targetElement="id150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51" anim:sub-item="text" smil:attributeName="visibility" smil:to="visible"/>
                  <anim:animate smil:dur="0.5s" smil:fill="hold" smil:targetElement="id151" anim:sub-item="text" smil:attributeName="x" smil:values="0-width/2;x" smil:keyTimes="0;1" smil:additive="base"/>
                  <anim:animate smil:dur="0.5s" smil:fill="hold" smil:targetElement="id151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24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25" draw:style-name="dp3" draw:master-page-name="Predeterminado" presentation:use-date-time-name="dtd1">
        <draw:frame presentation:style-name="pr8" draw:text-style-name="P1" draw:id="id152" draw:layer="layout" svg:width="21.59cm" svg:height="3.176cm" svg:x="1.905cm" svg:y="1.692cm" presentation:class="title" presentation:user-transformed="true">
          <draw:text-box>
            <text:p text:style-name="P8"><text:span text:style-name="T5">Stocks</text:span></text:p>
          </draw:text-box>
        </draw:frame>
        <draw:frame presentation:style-name="pr9" draw:text-style-name="P1" draw:layer="layout" svg:width="21.59cm" svg:height="11.431cm" svg:x="1.905cm" svg:y="5.503cm" presentation:class="outline" presentation:user-transformed="true">
          <draw:text-box>
            <text:list text:style-name="L6">
              <text:list-item>
                <text:p text:id="id153" text:style-name="P9"><text:span text:style-name="T6">Posesión de activos/pasivos en un momento dado</text:span></text:p>
              </text:list-item>
              <text:list-item>
                <text:p text:id="id154" text:style-name="P9"><text:span text:style-name="T6">Ligados a flujos: proceso de entradas/salidas</text:span></text:p>
              </text:list-item>
              <text:list-item>
                <text:p text:id="id155" text:style-name="P9"><text:span text:style-name="T6">Cobertura limitada:</text:span></text:p>
              </text:list-item>
            </text:list>
            <text:list text:style-name="L7">
              <text:list-item>
                <text:list>
                  <text:list-item>
                    <text:p text:id="id156" text:style-name="P30"><text:span text:style-name="T7">utilización proceso productivo</text:span></text:p>
                  </text:list-item>
                  <text:list-item>
                    <text:p text:id="id157" text:style-name="P30"><text:span text:style-name="T7">sujetos a derechos de propiedad</text:span></text:p>
                  </text:list-item>
                </text:list>
              </text:list-item>
            </text:list>
            <text:list text:style-name="L6">
              <text:list-item>
                <text:p text:id="id158" text:style-name="P9"><text:span text:style-name="T6">Stocks de población y factor trabajo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0;width" smil:keyTimes="0;1"/>
                  <anim:animate smil:dur="0.5s" smil:fill="hold" smil:targetElement="id152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53" anim:sub-item="text" smil:attributeName="visibility" smil:to="visible"/>
                  <anim:animate smil:dur="0.5s" smil:fill="hold" smil:targetElement="id153" anim:sub-item="text" smil:attributeName="x" smil:values="0-width/2;x" smil:keyTimes="0;1" smil:additive="base"/>
                  <anim:animate smil:dur="0.5s" smil:fill="hold" smil:targetElement="id153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54" anim:sub-item="text" smil:attributeName="visibility" smil:to="visible"/>
                  <anim:animate smil:dur="0.5s" smil:fill="hold" smil:targetElement="id154" anim:sub-item="text" smil:attributeName="x" smil:values="0-width/2;x" smil:keyTimes="0;1" smil:additive="base"/>
                  <anim:animate smil:dur="0.5s" smil:fill="hold" smil:targetElement="id154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55" anim:sub-item="text" smil:attributeName="visibility" smil:to="visible"/>
                  <anim:animate smil:dur="0.5s" smil:fill="hold" smil:targetElement="id155" anim:sub-item="text" smil:attributeName="x" smil:values="0-width/2;x" smil:keyTimes="0;1" smil:additive="base"/>
                  <anim:animate smil:dur="0.5s" smil:fill="hold" smil:targetElement="id155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56" anim:sub-item="text" smil:attributeName="visibility" smil:to="visible"/>
                  <anim:animate smil:dur="0.5s" smil:fill="hold" smil:targetElement="id156" anim:sub-item="text" smil:attributeName="x" smil:values="0-width/2;x" smil:keyTimes="0;1" smil:additive="base"/>
                  <anim:animate smil:dur="0.5s" smil:fill="hold" smil:targetElement="id15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57" anim:sub-item="text" smil:attributeName="visibility" smil:to="visible"/>
                  <anim:animate smil:dur="0.5s" smil:fill="hold" smil:targetElement="id157" anim:sub-item="text" smil:attributeName="x" smil:values="0-width/2;x" smil:keyTimes="0;1" smil:additive="base"/>
                  <anim:animate smil:dur="0.5s" smil:fill="hold" smil:targetElement="id157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58" anim:sub-item="text" smil:attributeName="visibility" smil:to="visible"/>
                  <anim:animate smil:dur="0.5s" smil:fill="hold" smil:targetElement="id158" anim:sub-item="text" smil:attributeName="x" smil:values="0-width/2;x" smil:keyTimes="0;1" smil:additive="base"/>
                  <anim:animate smil:dur="0.5s" smil:fill="hold" smil:targetElement="id158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25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26" draw:style-name="dp3" draw:master-page-name="Predeterminado" presentation:use-date-time-name="dtd1">
        <draw:frame presentation:style-name="pr8" draw:text-style-name="P1" draw:id="id159" draw:layer="layout" svg:width="21.59cm" svg:height="3.176cm" svg:x="1.905cm" svg:y="-0.001cm" presentation:class="title" presentation:user-transformed="true">
          <draw:text-box>
            <text:p text:style-name="P8"><text:span text:style-name="T5">Activos</text:span></text:p>
          </draw:text-box>
        </draw:frame>
        <draw:frame presentation:style-name="pr14" draw:text-style-name="P1" draw:layer="layout" svg:width="23.072cm" svg:height="15.03cm" svg:x="1.905cm" svg:y="2.962cm" presentation:class="outline" presentation:user-transformed="true">
          <draw:text-box>
            <text:list text:style-name="L6">
              <text:list-item>
                <text:p text:id="id160" text:style-name="P9"><text:span text:style-name="T15">NO FINANCIEROS</text:span></text:p>
              </text:list-item>
            </text:list>
            <text:list text:style-name="L19">
              <text:list-item>
                <text:list>
                  <text:list-item>
                    <text:p text:id="id161" text:style-name="P48"><text:span text:style-name="T24">Producido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id="id162" text:style-name="P49"><text:span text:style-name="T25">Activos fijos:materiales e inmateriales</text:span></text:p>
                      </text:list-item>
                      <text:list-item>
                        <text:p text:id="id163" text:style-name="P49"><text:span text:style-name="T25">Existencias:materias primas, trabajos en curso, bienes terminados, bienes para reventa</text:span></text:p>
                      </text:list-item>
                      <text:list-item>
                        <text:p text:id="id164" text:style-name="P49"><text:span text:style-name="T25">Objetos valiosos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id="id165" text:style-name="P48"><text:span text:style-name="T24">No producido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id="id166" text:style-name="P49"><text:span text:style-name="T25">Activos materiales: terrenos, activos del subsuelo, recursos biológicos no cultivados, recursos hídricos</text:span></text:p>
                      </text:list-item>
                      <text:list-item>
                        <text:p text:id="id167" text:style-name="P49"><text:span text:style-name="T25">Activos inmateriales: entidades patentadas, arrendamientos y contratos transferibles, fondos de comercio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id="id168" text:style-name="P9"><text:span text:style-name="T15">FINANCIERO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0;width" smil:keyTimes="0;1"/>
                  <anim:animate smil:dur="0.5s" smil:fill="hold" smil:targetElement="id159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60" anim:sub-item="text" smil:attributeName="visibility" smil:to="visible"/>
                  <anim:animate smil:dur="0.5s" smil:fill="hold" smil:targetElement="id160" anim:sub-item="text" smil:attributeName="x" smil:values="0-width/2;x" smil:keyTimes="0;1" smil:additive="base"/>
                  <anim:animate smil:dur="0.5s" smil:fill="hold" smil:targetElement="id160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61" anim:sub-item="text" smil:attributeName="visibility" smil:to="visible"/>
                  <anim:animate smil:dur="0.5s" smil:fill="hold" smil:targetElement="id161" anim:sub-item="text" smil:attributeName="x" smil:values="0-width/2;x" smil:keyTimes="0;1" smil:additive="base"/>
                  <anim:animate smil:dur="0.5s" smil:fill="hold" smil:targetElement="id161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62" anim:sub-item="text" smil:attributeName="visibility" smil:to="visible"/>
                  <anim:animate smil:dur="0.5s" smil:fill="hold" smil:targetElement="id162" anim:sub-item="text" smil:attributeName="x" smil:values="0-width/2;x" smil:keyTimes="0;1" smil:additive="base"/>
                  <anim:animate smil:dur="0.5s" smil:fill="hold" smil:targetElement="id162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63" anim:sub-item="text" smil:attributeName="visibility" smil:to="visible"/>
                  <anim:animate smil:dur="0.5s" smil:fill="hold" smil:targetElement="id163" anim:sub-item="text" smil:attributeName="x" smil:values="0-width/2;x" smil:keyTimes="0;1" smil:additive="base"/>
                  <anim:animate smil:dur="0.5s" smil:fill="hold" smil:targetElement="id163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64" anim:sub-item="text" smil:attributeName="visibility" smil:to="visible"/>
                  <anim:animate smil:dur="0.5s" smil:fill="hold" smil:targetElement="id164" anim:sub-item="text" smil:attributeName="x" smil:values="0-width/2;x" smil:keyTimes="0;1" smil:additive="base"/>
                  <anim:animate smil:dur="0.5s" smil:fill="hold" smil:targetElement="id164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65" anim:sub-item="text" smil:attributeName="visibility" smil:to="visible"/>
                  <anim:animate smil:dur="0.5s" smil:fill="hold" smil:targetElement="id165" anim:sub-item="text" smil:attributeName="x" smil:values="0-width/2;x" smil:keyTimes="0;1" smil:additive="base"/>
                  <anim:animate smil:dur="0.5s" smil:fill="hold" smil:targetElement="id165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66" anim:sub-item="text" smil:attributeName="visibility" smil:to="visible"/>
                  <anim:animate smil:dur="0.5s" smil:fill="hold" smil:targetElement="id166" anim:sub-item="text" smil:attributeName="x" smil:values="0-width/2;x" smil:keyTimes="0;1" smil:additive="base"/>
                  <anim:animate smil:dur="0.5s" smil:fill="hold" smil:targetElement="id16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67" anim:sub-item="text" smil:attributeName="visibility" smil:to="visible"/>
                  <anim:animate smil:dur="0.5s" smil:fill="hold" smil:targetElement="id167" anim:sub-item="text" smil:attributeName="x" smil:values="0-width/2;x" smil:keyTimes="0;1" smil:additive="base"/>
                  <anim:animate smil:dur="0.5s" smil:fill="hold" smil:targetElement="id167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68" anim:sub-item="text" smil:attributeName="visibility" smil:to="visible"/>
                  <anim:animate smil:dur="0.5s" smil:fill="hold" smil:targetElement="id168" anim:sub-item="text" smil:attributeName="x" smil:values="0-width/2;x" smil:keyTimes="0;1" smil:additive="base"/>
                  <anim:animate smil:dur="0.5s" smil:fill="hold" smil:targetElement="id168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26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cc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c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redeterminado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" style:family="presentation" style:parent-style-name="Predeterminado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" style:family="presentation" style:parent-style-name="Predeterminado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4" style:family="presentation" style:parent-style-name="Predeterminado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5" style:family="presentation" style:parent-style-name="Predeterminado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T1" style:family="text">
      <style:text-properties fo:font-size="14pt" fo:language="en" fo:country="US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 draw:page-number="2"/>
      <draw:page-thumbnail draw:layer="backgroundobjects" svg:width="7.939cm" svg:height="5.954cm" svg:x="1cm" svg:y="18.745cm" draw:page-number="3"/>
      <draw:page-thumbnail draw:layer="backgroundobjects" svg:width="7.939cm" svg:height="5.954cm" svg:x="9.94cm" svg:y="2.869cm" draw:page-number="4"/>
      <draw:page-thumbnail draw:layer="backgroundobjects" svg:width="7.939cm" svg:height="5.954cm" svg:x="9.94cm" svg:y="10.807cm" draw:page-number="5"/>
      <draw:page-thumbnail draw:layer="backgroundobjects" svg:width="7.939cm" svg:height="5.954cm" svg:x="9.94cm" svg:y="18.745cm" draw:page-number="6"/>
      <draw:frame draw:style-name="Mgr1" draw:text-style-name="MP1" draw:layer="backgroundobjects" svg:width="8.192cm" svg:height="1.377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1.59cm" svg:height="3.985cm" svg:x="1.905cm" svg:y="1.288cm" presentation:class="title" presentation:placeholder="true">
        <draw:text-box/>
      </draw:frame>
      <draw:frame presentation:style-name="Predeterminado-outline1" draw:layer="backgroundobjects" svg:width="21.59cm" svg:height="11.765cm" svg:x="1.905cm" svg:y="5.503cm" presentation:class="outline" presentation:placeholder="true">
        <draw:text-box/>
      </draw:frame>
      <draw:frame presentation:style-name="Mpr1" draw:text-style-name="MP3" draw:layer="backgroundobjects" svg:width="5.292cm" svg:height="1.277cm" svg:x="1.905cm" svg:y="17.357cm" presentation:class="date-time">
        <draw:text-box>
          <text:p/>
        </draw:text-box>
      </draw:frame>
      <draw:frame presentation:style-name="Mpr1" draw:text-style-name="MP3" draw:layer="backgroundobjects" svg:width="8.044cm" svg:height="1.277cm" svg:x="8.678cm" svg:y="17.357cm" presentation:class="footer">
        <draw:text-box>
          <text:p/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4"><text:span text:style-name="MT1"><text:page-number>&lt;número&gt;</text:page-number></text:span></text:p>
        </draw:text-box>
      </draw:frame>
      <draw:frame draw:name="Picture 7" draw:style-name="Mgr3" draw:text-style-name="MP6" draw:layer="backgroundobjects" svg:width="9.825cm" svg:height="19.05cm" svg:x="15.575cm" svg:y="0cm">
        <draw:image xlink:href="Pictures/2000000900000F2F0000202146E4CB70.wmf" xlink:type="simple" xlink:show="embed" xlink:actuate="onLoad">
          <text:p/>
        </draw:image>
      </draw:frame>
      <draw:frame draw:name="Picture 8" draw:style-name="Mgr3" draw:text-style-name="MP6" draw:layer="backgroundobjects" svg:width="1.084cm" svg:height="5.856cm" svg:x="0.847cm" svg:y="0.847cm">
        <draw:image xlink:href="Pictures/2000002E00000D3B00004785A68BB401.wmf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18.88cm" svg:height="27.57cm" svg:x="0cm" svg:y="0cm">
          <text:p/>
        </draw:rect>
        <draw:frame presentation:style-name="Mpr3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3" draw:text-style-name="MP3" draw:layer="backgroundobjects" svg:width="8.184cm" svg:height="1.381cm" svg:x="10.698cm" svg:y="0cm" presentation:class="date-time">
          <draw:text-box>
            <text:p/>
          </draw:text-box>
        </draw:frame>
        <draw:page-thumbnail presentation:style-name="Predeterminado-title" draw:layer="backgroundobjects" svg:width="13.79cm" svg:height="10.342cm" svg:x="2.544cm" svg:y="2.067cm" presentation:class="page"/>
        <draw:frame presentation:style-name="Predeterminado-notes" draw:layer="backgroundobjects" svg:width="13.846cm" svg:height="12.41cm" svg:x="2.518cm" svg:y="13.096cm" presentation:class="notes" presentation:placeholder="true">
          <draw:text-box/>
        </draw:frame>
        <draw:frame presentation:style-name="Mpr4" draw:text-style-name="MP3" draw:layer="backgroundobjects" svg:width="8.184cm" svg:height="1.381cm" svg:x="0cm" svg:y="26.193cm" presentation:class="footer">
          <draw:text-box>
            <text:p/>
          </draw:text-box>
        </draw:frame>
        <draw:frame presentation:style-name="Mpr5" draw:text-style-name="MP5" draw:layer="backgroundobjects" svg:width="8.184cm" svg:height="1.381cm" svg:x="10.698cm" svg:y="26.193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in título de diapositiva</dc:title>
    <meta:initial-creator>ine</meta:initial-creator>
    <meta:creation-date>2001-03-02T12:18:58</meta:creation-date>
    <dc:creator>Samuel B. Alonso Diez</dc:creator>
    <dc:date>2009-01-26T19:50:14.73</dc:date>
    <meta:print-date>2005-03-31T12:16:56</meta:print-date>
    <meta:editing-cycles>72</meta:editing-cycles>
    <meta:editing-duration>PT21H21M02S</meta:editing-duration>
    <meta:generator>OpenOffice.org/3.0$Win32 OpenOffice.org_project/300m9$Build-9358</meta:generator>
    <meta:document-statistic meta:object-count="135"/>
    <meta:user-defined meta:name="Información 1"/>
    <meta:user-defined meta:name="Información 2"/>
    <meta:user-defined meta:name="Información 3"/>
    <meta:user-defined meta:name="Información 4"/>
  </office:meta>
</office:document-meta>
</file>